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Thumbnails/thumbnail.png" manifest:media-type="image/png"/>
  <manifest:file-entry manifest:full-path="Obj102" manifest:media-type="application/vnd.sun.star.oleobject"/>
  <manifest:file-entry manifest:full-path="ObjectReplacements/Obj105" manifest:media-type=""/>
  <manifest:file-entry manifest:full-path="ObjectReplacements/Obj104" manifest:media-type=""/>
  <manifest:file-entry manifest:full-path="ObjectReplacements/Obj103" manifest:media-type=""/>
  <manifest:file-entry manifest:full-path="ObjectReplacements/Obj102" manifest:media-type=""/>
  <manifest:file-entry manifest:full-path="ObjectReplacements/Obj101" manifest:media-type=""/>
  <manifest:file-entry manifest:full-path="ObjectReplacements/Obj100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105" manifest:media-type="application/vnd.sun.star.oleobject"/>
  <manifest:file-entry manifest:full-path="Obj103" manifest:media-type="application/vnd.sun.star.oleobject"/>
  <manifest:file-entry manifest:full-path="settings.xml" manifest:media-type="text/xml"/>
  <manifest:file-entry manifest:full-path="Obj101" manifest:media-type="application/vnd.sun.star.oleobject"/>
  <manifest:file-entry manifest:full-path="manifest.rdf" manifest:media-type="application/rdf+xml"/>
  <manifest:file-entry manifest:full-path="Obj104" manifest:media-type="application/vnd.sun.star.oleobject"/>
  <manifest:file-entry manifest:full-path="content.xml" manifest:media-type="text/xml"/>
  <manifest:file-entry manifest:full-path="Obj100" manifest:media-type="application/vnd.sun.star.oleobject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nos" svg:font-family="Tinos" style:font-family-generic="roman" style:font-pitch="variable"/>
    <style:font-face style:name="Tinos1" svg:font-family="Tinos" style:font-family-generic="system" style:font-pitch="variable"/>
    <style:font-face style:name="Wingdings" svg:font-family="Wingdings" style:font-charset="x-symbol"/>
  </office:font-face-decls>
  <office:automatic-styles>
    <style:style style:name="Таблица1" style:family="table">
      <style:table-properties style:width="16.709cm" fo:margin-left="0.183cm" fo:margin-top="0cm" fo:margin-bottom="0cm" table:align="left" style:writing-mode="page"/>
    </style:style>
    <style:style style:name="Таблица1.A" style:family="table-column">
      <style:table-column-properties style:column-width="2.768cm"/>
    </style:style>
    <style:style style:name="Таблица1.B" style:family="table-column">
      <style:table-column-properties style:column-width="4.75cm"/>
    </style:style>
    <style:style style:name="Таблица1.C" style:family="table-column">
      <style:table-column-properties style:column-width="4.5cm"/>
    </style:style>
    <style:style style:name="Таблица1.D" style:family="table-column">
      <style:table-column-properties style:column-width="4.69cm"/>
    </style:style>
    <style:style style:name="Таблица1.1" style:family="table-row">
      <style:table-row-properties style:min-row-height="0.002cm"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0.6pt solid #000000">
        <style:background-image/>
      </style:table-cell-properties>
    </style:style>
    <style:style style:name="Таблица1.2" style:family="table-row">
      <style:table-row-properties style:min-row-height="2.256cm" fo:keep-together="auto"/>
    </style:style>
    <style:style style:name="Таблица2" style:family="table">
      <style:table-properties style:width="16.709cm" fo:margin-left="0.183cm" fo:margin-top="0cm" fo:margin-bottom="0cm" table:align="left" style:writing-mode="page"/>
    </style:style>
    <style:style style:name="Таблица2.A" style:family="table-column">
      <style:table-column-properties style:column-width="3.016cm"/>
    </style:style>
    <style:style style:name="Таблица2.B" style:family="table-column">
      <style:table-column-properties style:column-width="4.501cm"/>
    </style:style>
    <style:style style:name="Таблица2.C" style:family="table-column">
      <style:table-column-properties style:column-width="4.5cm"/>
    </style:style>
    <style:style style:name="Таблица2.D" style:family="table-column">
      <style:table-column-properties style:column-width="4.69cm"/>
    </style:style>
    <style:style style:name="Таблица2.1" style:family="table-row">
      <style:table-row-properties style:min-row-height="0.002cm" fo:keep-together="auto"/>
    </style:style>
    <style:style style:name="Таблица2.A1" style:family="table-cell">
      <style:table-cell-properties fo:background-color="transparent" fo:padding-left="0.191cm" fo:padding-right="0.191cm" fo:padding-top="0cm" fo:padding-bottom="0cm" fo:border-left="0.6pt solid #000000" fo:border-right="0.75pt solid #000000" fo:border-top="0.6pt solid #000000" fo:border-bottom="0.6pt solid #000000">
        <style:background-image/>
      </style:table-cell-properties>
    </style:style>
    <style:style style:name="Таблица2.D1" style:family="table-cell">
      <style:table-cell-properties fo:background-color="transparent" fo:padding-left="0.191cm" fo:padding-right="0.191cm" fo:padding-top="0cm" fo:padding-bottom="0cm" fo:border="0.6pt solid #000000">
        <style:background-image/>
      </style:table-cell-properties>
    </style:style>
    <style:style style:name="Таблица2.2" style:family="table-row">
      <style:table-row-properties style:min-row-height="2.314cm" fo:keep-together="auto"/>
    </style:style>
    <style:style style:name="Таблица2.A2" style:family="table-cell">
      <style:table-cell-properties fo:background-color="transparent" fo:padding-left="0.191cm" fo:padding-right="0.191cm" fo:padding-top="0cm" fo:padding-bottom="0cm" fo:border-left="0.6pt solid #000000" fo:border-right="0.75pt solid #000000" fo:border-top="0.75pt solid #000000" fo:border-bottom="0.6pt solid #000000">
        <style:background-image/>
      </style:table-cell-properties>
    </style:style>
    <style:style style:name="Таблица2.D2" style:family="table-cell">
      <style:table-cell-properties fo:background-color="transparent" fo:padding-left="0.191cm" fo:padding-right="0.191cm" fo:padding-top="0cm" fo:padding-bottom="0cm" fo:border-left="0.6pt solid #000000" fo:border-right="0.6pt solid #000000" fo:border-top="0.75pt solid #000000" fo:border-bottom="0.6pt solid #000000">
        <style:background-image/>
      </style:table-cell-properties>
    </style:style>
    <style:style style:name="Таблица3" style:family="table">
      <style:table-properties style:width="16.709cm" fo:margin-left="0.183cm" fo:margin-top="0cm" fo:margin-bottom="0cm" table:align="left" style:writing-mode="page"/>
    </style:style>
    <style:style style:name="Таблица3.A" style:family="table-column">
      <style:table-column-properties style:column-width="3.016cm"/>
    </style:style>
    <style:style style:name="Таблица3.B" style:family="table-column">
      <style:table-column-properties style:column-width="4.501cm"/>
    </style:style>
    <style:style style:name="Таблица3.C" style:family="table-column">
      <style:table-column-properties style:column-width="4.5cm"/>
    </style:style>
    <style:style style:name="Таблица3.D" style:family="table-column">
      <style:table-column-properties style:column-width="4.69cm"/>
    </style:style>
    <style:style style:name="Таблица3.1" style:family="table-row">
      <style:table-row-properties style:min-row-height="0.579cm" fo:keep-together="auto"/>
    </style:style>
    <style:style style:name="Таблица3.A1" style:family="table-cell">
      <style:table-cell-properties fo:background-color="transparent" fo:padding-left="0.191cm" fo:padding-right="0.191cm" fo:padding-top="0cm" fo:padding-bottom="0cm" fo:border-left="0.6pt solid #000000" fo:border-right="0.75pt solid #000000" fo:border-top="0.75pt solid #000000" fo:border-bottom="0.6pt solid #000000">
        <style:background-image/>
      </style:table-cell-properties>
    </style:style>
    <style:style style:name="Таблица3.D1" style:family="table-cell">
      <style:table-cell-properties fo:background-color="transparent" fo:padding-left="0.191cm" fo:padding-right="0.191cm" fo:padding-top="0cm" fo:padding-bottom="0cm" fo:border-left="0.6pt solid #000000" fo:border-right="0.6pt solid #000000" fo:border-top="0.75pt solid #000000" fo:border-bottom="0.6pt solid #000000">
        <style:background-image/>
      </style:table-cell-properties>
    </style:style>
    <style:style style:name="Таблица4" style:family="table">
      <style:table-properties style:width="16.709cm" fo:margin-left="0.106cm" fo:margin-top="0cm" fo:margin-bottom="0cm" table:align="left" style:writing-mode="page"/>
    </style:style>
    <style:style style:name="Таблица4.A" style:family="table-column">
      <style:table-column-properties style:column-width="6.003cm"/>
    </style:style>
    <style:style style:name="Таблица4.B" style:family="table-column">
      <style:table-column-properties style:column-width="2.607cm"/>
    </style:style>
    <style:style style:name="Таблица4.C" style:family="table-column">
      <style:table-column-properties style:column-width="4.293cm"/>
    </style:style>
    <style:style style:name="Таблица4.D" style:family="table-column">
      <style:table-column-properties style:column-width="3.805cm"/>
    </style:style>
    <style:style style:name="Таблица4.1" style:family="table-row">
      <style:table-row-properties style:min-row-height="0.908cm" fo:keep-together="auto"/>
    </style:style>
    <style:style style:name="Таблица4.A1" style:family="table-cell">
      <style:table-cell-properties fo:background-color="transparent" fo:padding-left="0.097cm" fo:padding-right="0.097cm" fo:padding-top="0cm" fo:padding-bottom="0cm" fo:border-left="0.6pt solid #000000" fo:border-right="0.75pt solid #000000" fo:border-top="0.6pt solid #000000" fo:border-bottom="0.6pt solid #000000">
        <style:background-image/>
      </style:table-cell-properties>
    </style:style>
    <style:style style:name="Таблица4.B1" style:family="table-cell">
      <style:table-cell-properties fo:background-color="transparent" fo:padding-left="0.097cm" fo:padding-right="0.097cm" fo:padding-top="0cm" fo:padding-bottom="0cm" fo:border="0.6pt solid #000000">
        <style:background-image/>
      </style:table-cell-properties>
    </style:style>
    <style:style style:name="Таблица4.2" style:family="table-row">
      <style:table-row-properties style:min-row-height="0.002cm" fo:keep-together="auto"/>
    </style:style>
    <style:style style:name="Таблица4.B2" style:family="table-cell">
      <style:table-cell-properties fo:background-color="transparent" fo:padding-left="0.097cm" fo:padding-right="0.097cm" fo:padding-top="0cm" fo:padding-bottom="0cm" fo:border-left="0.6pt solid #000000" fo:border-right="0.75pt solid #000000" fo:border-top="0.75pt solid #000000" fo:border-bottom="0.6pt solid #000000">
        <style:background-image/>
      </style:table-cell-properties>
    </style:style>
    <style:style style:name="Таблица4.D2" style:family="table-cell">
      <style:table-cell-properties fo:background-color="transparent" fo:padding-left="0.097cm" fo:padding-right="0.097cm" fo:padding-top="0cm" fo:padding-bottom="0cm" fo:border-left="0.6pt solid #000000" fo:border-right="0.6pt solid #000000" fo:border-top="0.75pt solid #000000" fo:border-bottom="0.6pt solid #000000">
        <style:background-image/>
      </style:table-cell-properties>
    </style:style>
    <style:style style:name="Таблица4.9" style:family="table-row">
      <style:table-row-properties style:min-row-height="1.249cm" fo:keep-together="auto"/>
    </style:style>
    <style:style style:name="Таблица4.11" style:family="table-row">
      <style:table-row-properties style:min-row-height="0.591cm" fo:keep-together="auto"/>
    </style:style>
    <style:style style:name="P1" style:family="paragraph" style:parent-style-name="Contents_20_1">
      <style:paragraph-properties>
        <style:tab-stops>
          <style:tab-stop style:position="17.582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.582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.164cm"/>
          <style:tab-stop style:position="17.582cm" style:type="right" style:leader-style="dotted" style:leader-text="."/>
        </style:tab-stops>
      </style:paragraph-properties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List_20_Paragraph" style:list-style-name="WWNum34">
      <style:paragraph-properties fo:margin-left="2.701cm" fo:margin-top="0cm" fo:margin-bottom="0cm" style:contextual-spacing="true" fo:line-height="150%" fo:text-align="justify" style:justify-single-word="false" fo:text-indent="-0.7cm" style:auto-text-indent="false"/>
    </style:style>
    <style:style style:name="P6" style:family="paragraph" style:parent-style-name="List_20_Paragraph" style:list-style-name="WWNum26">
      <style:paragraph-properties fo:margin-left="2.701cm" fo:margin-top="0cm" fo:margin-bottom="0.282cm" style:contextual-spacing="true" fo:line-height="110%" fo:text-align="justify" style:justify-single-word="false" fo:text-indent="-0.7cm" style:auto-text-indent="false"/>
    </style:style>
    <style:style style:name="P7" style:family="paragraph" style:parent-style-name="List_20_Paragraph" style:list-style-name="WWNum31">
      <style:paragraph-properties fo:margin-top="0.353cm" fo:margin-bottom="0.423cm" style:contextual-spacing="true" fo:line-height="110%"/>
    </style:style>
    <style:style style:name="P8" style:family="paragraph" style:parent-style-name="List_20_Paragraph" style:list-style-name="WWNum31">
      <style:paragraph-properties fo:margin-top="0.353cm" fo:margin-bottom="0cm" style:contextual-spacing="true" fo:line-height="110%"/>
    </style:style>
    <style:style style:name="P9" style:family="paragraph" style:parent-style-name="List_20_Paragraph">
      <style:paragraph-properties fo:margin-left="1.251cm" fo:margin-top="0cm" fo:margin-bottom="0.282cm" style:contextual-spacing="true" fo:line-height="110%" fo:text-align="justify" style:justify-single-word="false"/>
      <style:text-properties style:font-name="Calibri" style:font-name-asian="Calibri1" style:font-name-complex="Calibri1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1" style:family="paragraph" style:parent-style-name="Standard" style:master-page-name="First_20_Page">
      <style:paragraph-properties fo:margin-top="0cm" fo:margin-bottom="0cm" style:contextual-spacing="false" fo:line-height="100%" fo:text-align="center" style:justify-single-word="false" style:page-number="auto"/>
    </style:style>
    <style:style style:name="P12" style:family="paragraph" style:parent-style-name="Standard">
      <style:paragraph-properties fo:margin-left="10.502cm" fo:margin-top="0cm" fo:margin-bottom="0cm" style:contextual-spacing="false" fo:line-height="100%" fo:text-align="center" style:justify-single-word="false"/>
    </style:style>
    <style:style style:name="P13" style:family="paragraph" style:parent-style-name="Standard">
      <style:paragraph-properties fo:margin-top="0cm" fo:margin-bottom="0.282cm" style:contextual-spacing="false" fo:line-height="100%" fo:text-align="center" style:justify-single-word="false"/>
    </style:style>
    <style:style style:name="P14" style:family="paragraph" style:parent-style-name="Standard">
      <style:paragraph-properties fo:margin-left="10.502cm" fo:margin-top="0cm" fo:margin-bottom="0cm" style:contextual-spacing="false" fo:line-height="100%" fo:text-align="justify" style:justify-single-word="false"/>
    </style:style>
    <style:style style:name="P15" style:family="paragraph" style:parent-style-name="Standard">
      <style:paragraph-properties fo:margin-top="0cm" fo:margin-bottom="0.282cm" style:contextual-spacing="false" fo:line-height="100%" fo:text-align="justify" style:justify-single-word="false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17" style:family="paragraph" style:parent-style-name="Standard">
      <style:paragraph-properties fo:margin-left="0.75cm" fo:margin-top="0cm" fo:margin-bottom="0cm" style:contextual-spacing="false" fo:line-height="100%" fo:text-align="justify" style:justify-single-word="false"/>
    </style:style>
    <style:style style:name="P18" style:family="paragraph" style:parent-style-name="Standard">
      <style:paragraph-properties fo:margin-left="1.501cm" fo:margin-top="0cm" fo:margin-bottom="0cm" style:contextual-spacing="false" fo:line-height="100%" fo:text-align="justify" style:justify-single-word="false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087ec2"/>
    </style:style>
    <style:style style:name="P20" style:family="paragraph" style:parent-style-name="Standard">
      <style:paragraph-properties fo:margin-left="10.502cm" fo:margin-top="0cm" fo:margin-bottom="0cm" style:contextual-spacing="false" fo:line-height="100%" fo:text-indent="0.642cm" style:auto-text-indent="false"/>
    </style:style>
    <style:style style:name="P21" style:family="paragraph" style:parent-style-name="Standard">
      <style:paragraph-properties fo:margin-left="11.751cm" fo:margin-top="0cm" fo:margin-bottom="0cm" style:contextual-spacing="false" fo:line-height="100%" fo:text-indent="0.737cm" style:auto-text-indent="false"/>
    </style:style>
    <style:style style:name="P22" style:family="paragraph" style:parent-style-name="Standard">
      <style:paragraph-properties fo:margin-top="0cm" fo:margin-bottom="0.282cm" style:contextual-spacing="false" fo:line-height="100%"/>
    </style:style>
    <style:style style:name="P23" style:family="paragraph" style:parent-style-name="Standard">
      <style:paragraph-properties fo:margin-top="0.265cm" fo:margin-bottom="0.265cm" style:contextual-spacing="false" fo:line-height="100%"/>
    </style:style>
    <style:style style:name="P24" style:family="paragraph" style:parent-style-name="Standard" style:list-style-name="">
      <style:paragraph-properties fo:margin-left="1.27cm" fo:margin-top="0cm" fo:margin-bottom="0cm" style:contextual-spacing="false" fo:line-height="100%"/>
    </style:style>
    <style:style style:name="P25" style:family="paragraph" style:parent-style-name="Standard">
      <style:paragraph-properties fo:margin-left="1.386cm" fo:margin-top="0cm" fo:margin-bottom="0cm" style:contextual-spacing="false" fo:line-height="100%"/>
    </style:style>
    <style:style style:name="P26" style:family="paragraph" style:parent-style-name="Standard">
      <style:text-properties style:font-name="Calibri" style:font-name-asian="Calibri1" style:font-name-complex="Calibri1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Calibri" style:font-name-asian="Calibri1" style:font-name-complex="Calibri1"/>
    </style:style>
    <style:style style:name="P2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Calibri" style:font-name-asian="Calibri1" style:font-name-complex="Calibri1"/>
    </style:style>
    <style:style style:name="P29" style:family="paragraph" style:parent-style-name="Standard">
      <style:paragraph-properties fo:margin-left="12.252cm" fo:margin-top="0cm" fo:margin-bottom="0cm" style:contextual-spacing="false" fo:line-height="100%" fo:text-align="justify" style:justify-single-word="false"/>
      <style:text-properties style:font-name="Calibri" style:font-name-asian="Calibri1" style:font-name-complex="Calibri1"/>
    </style:style>
    <style:style style:name="P30" style:family="paragraph" style:parent-style-name="Standard">
      <style:paragraph-properties fo:margin-left="11.502cm" fo:margin-top="0cm" fo:margin-bottom="0cm" style:contextual-spacing="false" fo:line-height="100%" fo:text-align="justify" style:justify-single-word="false"/>
      <style:text-properties style:font-name="Calibri" style:font-name-asian="Calibri1" style:font-name-complex="Calibri1"/>
    </style:style>
    <style:style style:name="P31" style:family="paragraph" style:parent-style-name="Standard">
      <style:paragraph-properties fo:margin-left="0.75cm" fo:margin-top="0cm" fo:margin-bottom="0cm" style:contextual-spacing="false" fo:line-height="100%" fo:text-align="justify" style:justify-single-word="false"/>
      <style:text-properties style:font-name="Calibri" style:font-name-asian="Calibri1" style:font-name-complex="Calibri1"/>
    </style:style>
    <style:style style:name="P32" style:family="paragraph" style:parent-style-name="Standard">
      <style:paragraph-properties fo:margin-top="0cm" fo:margin-bottom="0.282cm" style:contextual-spacing="false" fo:line-height="100%" fo:text-align="justify" style:justify-single-word="false"/>
      <style:text-properties style:font-name="Calibri" style:font-name-asian="Calibri1" style:font-name-complex="Calibri1"/>
    </style:style>
    <style:style style:name="P33" style:family="paragraph" style:parent-style-name="Standard">
      <style:paragraph-properties fo:margin-left="0.751cm" fo:margin-top="0cm" fo:margin-bottom="0.423cm" style:contextual-spacing="false" fo:line-height="100%" fo:text-align="justify" style:justify-single-word="false"/>
      <style:text-properties style:font-name="Calibri" style:font-name-asian="Calibri1" style:font-name-complex="Calibri1"/>
    </style:style>
    <style:style style:name="P34" style:family="paragraph" style:parent-style-name="Standard">
      <style:paragraph-properties fo:margin-top="0cm" fo:margin-bottom="0.423cm" style:contextual-spacing="false" fo:line-height="100%" fo:text-align="justify" style:justify-single-word="false"/>
      <style:text-properties style:font-name="Calibri" style:font-name-asian="Calibri1" style:font-name-complex="Calibri1"/>
    </style:style>
    <style:style style:name="P35" style:family="paragraph" style:parent-style-name="Standard">
      <style:paragraph-properties fo:margin-top="0cm" fo:margin-bottom="0cm" style:contextual-spacing="false" fo:line-height="100%" fo:text-indent="1.251cm" style:auto-text-indent="false"/>
      <style:text-properties style:font-name="Calibri" style:font-name-asian="Calibri1" style:font-name-complex="Calibri1"/>
    </style:style>
    <style:style style:name="P36" style:family="paragraph" style:parent-style-name="Standard">
      <style:paragraph-properties fo:margin-top="0cm" fo:margin-bottom="0.282cm" style:contextual-spacing="false" fo:line-height="110%"/>
      <style:text-properties style:font-name="Calibri" style:font-name-asian="Calibri1" style:font-name-complex="Calibri1"/>
    </style:style>
    <style:style style:name="P37" style:family="paragraph" style:parent-style-name="Standard">
      <style:paragraph-properties fo:margin-top="0cm" fo:margin-bottom="0.282cm" style:contextual-spacing="false" fo:line-height="110%" fo:text-align="justify" style:justify-single-word="false"/>
      <style:text-properties style:font-name="Calibri" style:font-name-asian="Calibri1" style:font-name-complex="Calibri1"/>
    </style:style>
    <style:style style:name="P38" style:family="paragraph" style:parent-style-name="Standard">
      <style:paragraph-properties fo:margin-top="0cm" fo:margin-bottom="0.282cm" style:contextual-spacing="false" fo:line-height="110%" fo:text-align="justify" style:justify-single-word="false" fo:text-indent="1.251cm" style:auto-text-indent="false"/>
      <style:text-properties style:font-name="Calibri" style:font-name-asian="Calibri1" style:font-name-complex="Calibri1"/>
    </style:style>
    <style:style style:name="P39" style:family="paragraph" style:parent-style-name="Standard">
      <style:paragraph-properties fo:margin-top="0cm" fo:margin-bottom="0.282cm" style:contextual-spacing="false" fo:line-height="110%" fo:text-align="center" style:justify-single-word="false" fo:text-indent="1.251cm" style:auto-text-indent="false"/>
      <style:text-properties style:font-name="Calibri" style:font-name-asian="Calibri1" style:font-name-complex="Calibri1"/>
    </style:style>
    <style:style style:name="P40" style:family="paragraph" style:parent-style-name="Standard">
      <style:paragraph-properties fo:margin-top="0.423cm" fo:margin-bottom="0.423cm" style:contextual-spacing="false" fo:line-height="110%" fo:text-align="center" style:justify-single-word="false"/>
      <style:text-properties style:font-name="Calibri" style:font-name-asian="Calibri1" style:font-name-complex="Calibri1"/>
    </style:style>
    <style:style style:name="P41" style:family="paragraph" style:parent-style-name="Standard">
      <style:paragraph-properties fo:margin-top="0.353cm" fo:margin-bottom="0cm" style:contextual-spacing="false" fo:line-height="110%"/>
      <style:text-properties style:font-name="Calibri" style:font-name-asian="Calibri1" style:font-name-complex="Calibri1"/>
    </style:style>
    <style:style style:name="P42" style:family="paragraph" style:parent-style-name="Standard">
      <style:paragraph-properties fo:margin-left="2.701cm" fo:margin-top="0cm" fo:margin-bottom="0cm" style:contextual-spacing="false" fo:line-height="150%" fo:text-align="justify" style:justify-single-word="false" fo:text-indent="-0.7cm" style:auto-text-indent="false"/>
      <style:text-properties style:font-name="Calibri" style:font-name-asian="Calibri1" style:font-name-complex="Calibri1"/>
    </style:style>
    <style:style style:name="P43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Calibri" style:font-name-asian="Calibri1" style:font-name-complex="Calibri1"/>
    </style:style>
    <style:style style:name="P4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Calibri" style:font-name-asian="Calibri1" style:font-name-complex="Calibri1"/>
    </style:style>
    <style:style style:name="P45" style:family="paragraph" style:parent-style-name="Standard">
      <style:paragraph-properties fo:margin-top="0cm" fo:margin-bottom="0cm" style:contextual-spacing="false" fo:line-height="150%" fo:text-indent="1.249cm" style:auto-text-indent="false"/>
      <style:text-properties style:font-name="Calibri" style:font-name-asian="Calibri1" style:font-name-complex="Calibri1"/>
    </style:style>
    <style:style style:name="P46" style:family="paragraph" style:parent-style-name="Standard">
      <style:paragraph-properties fo:margin-top="0cm" fo:margin-bottom="0.282cm" style:contextual-spacing="false" fo:line-height="150%" fo:text-indent="1.251cm" style:auto-text-indent="false"/>
      <style:text-properties style:font-name="Calibri" style:font-name-asian="Calibri1" style:font-name-complex="Calibri1"/>
    </style:style>
    <style:style style:name="P47" style:family="paragraph" style:parent-style-name="Standard">
      <style:paragraph-properties fo:margin-left="1.27cm" fo:margin-top="0cm" fo:margin-bottom="0cm" style:contextual-spacing="false" fo:line-height="150%"/>
      <style:text-properties style:font-name="Calibri" style:font-name-asian="Calibri1" style:font-name-complex="Calibri1"/>
    </style:style>
    <style:style style:name="P48" style:family="paragraph" style:parent-style-name="Standard">
      <style:paragraph-properties fo:margin-top="0.423cm" fo:margin-bottom="0cm" style:contextual-spacing="false" fo:line-height="110%" fo:text-align="center" style:justify-single-word="false"/>
    </style:style>
    <style:style style:name="P49" style:family="paragraph" style:parent-style-name="Standard">
      <style:paragraph-properties fo:margin-top="0cm" fo:margin-bottom="0.282cm" style:contextual-spacing="false" fo:line-height="110%" fo:text-align="center" style:justify-single-word="false" fo:text-indent="1.251cm" style:auto-text-indent="false"/>
    </style:style>
    <style:style style:name="P50" style:family="paragraph" style:parent-style-name="Standard">
      <style:paragraph-properties fo:margin-top="0cm" fo:margin-bottom="0.282cm" style:contextual-spacing="false" fo:line-height="110%" fo:text-align="center" style:justify-single-word="false"/>
    </style:style>
    <style:style style:name="P51" style:family="paragraph" style:parent-style-name="Standard" style:list-style-name="">
      <style:paragraph-properties fo:margin-top="0.423cm" fo:margin-bottom="0.423cm" style:contextual-spacing="false" fo:line-height="110%" fo:text-align="center" style:justify-single-word="false"/>
    </style:style>
    <style:style style:name="P52" style:family="paragraph" style:parent-style-name="Standard" style:list-style-name="">
      <style:paragraph-properties fo:margin-top="0cm" fo:margin-bottom="0.423cm" style:contextual-spacing="false" fo:line-height="110%" fo:text-align="center" style:justify-single-word="false" fo:break-before="page"/>
    </style:style>
    <style:style style:name="P53" style:family="paragraph" style:parent-style-name="Standard">
      <style:paragraph-properties fo:margin-top="0cm" fo:margin-bottom="0.176cm" style:contextual-spacing="false" fo:line-height="110%">
        <style:tab-stops>
          <style:tab-stop style:position="17.484cm" style:type="right" style:leader-style="dotted" style:leader-text="."/>
        </style:tab-stops>
      </style:paragraph-properties>
    </style:style>
    <style:style style:name="P54" style:family="paragraph" style:parent-style-name="Standard" style:list-style-name="WWNum3">
      <style:paragraph-properties fo:margin-left="2cm" fo:margin-top="0cm" fo:margin-bottom="0.282cm" style:contextual-spacing="false" fo:line-height="110%" fo:text-align="justify" style:justify-single-word="false" fo:text-indent="0.7cm" style:auto-text-indent="false"/>
    </style:style>
    <style:style style:name="P55" style:family="paragraph" style:parent-style-name="Standard">
      <style:paragraph-properties fo:margin-top="0cm" fo:margin-bottom="0.282cm" style:contextual-spacing="false" fo:line-height="110%" fo:text-align="justify" style:justify-single-word="false"/>
    </style:style>
    <style:style style:name="P56" style:family="paragraph" style:parent-style-name="Standard">
      <style:paragraph-properties fo:margin-left="2cm" fo:margin-top="0cm" fo:margin-bottom="0.282cm" style:contextual-spacing="false" fo:line-height="110%" fo:text-align="justify" style:justify-single-word="false" fo:text-indent="0.7cm" style:auto-text-indent="false"/>
    </style:style>
    <style:style style:name="P57" style:family="paragraph" style:parent-style-name="Standard" style:list-style-name="">
      <style:paragraph-properties fo:margin-top="0.212cm" fo:margin-bottom="0.423cm" style:contextual-spacing="false" fo:line-height="110%" fo:text-align="justify" style:justify-single-word="false"/>
    </style:style>
    <style:style style:name="P58" style:family="paragraph" style:parent-style-name="Standard" style:list-style-name="">
      <style:paragraph-properties fo:margin-top="0.423cm" fo:margin-bottom="0.423cm" style:contextual-spacing="false" fo:line-height="150%" fo:text-align="center" style:justify-single-word="false"/>
    </style:style>
    <style:style style:name="P59" style:family="paragraph" style:parent-style-name="Standard" style:list-style-name="">
      <style:paragraph-properties fo:margin-top="0.423cm" fo:margin-bottom="0.423cm" style:contextual-spacing="false" fo:line-height="150%" fo:text-align="center" style:justify-single-word="false" fo:break-before="page"/>
    </style:style>
    <style:style style:name="P60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61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</style:style>
    <style:style style:name="P62" style:family="paragraph" style:parent-style-name="Standard" style:list-style-name="">
      <style:paragraph-properties fo:margin-left="1.251cm" fo:margin-top="0.212cm" fo:margin-bottom="0.423cm" style:contextual-spacing="false" fo:line-height="150%" fo:text-align="justify" style:justify-single-word="false"/>
    </style:style>
    <style:style style:name="P63" style:family="paragraph" style:parent-style-name="Standard" style:list-style-name="">
      <style:paragraph-properties fo:margin-top="0.423cm" fo:margin-bottom="0.423cm" style:contextual-spacing="false" fo:line-height="150%" fo:text-align="justify" style:justify-single-word="false" fo:text-indent="1.251cm" style:auto-text-indent="false"/>
    </style:style>
    <style:style style:name="P64" style:family="paragraph" style:parent-style-name="Standard" style:list-style-name="WWNum3">
      <style:paragraph-properties fo:margin-left="2cm" fo:margin-top="0cm" fo:margin-bottom="0.282cm" style:contextual-spacing="false" fo:line-height="150%" fo:text-align="justify" style:justify-single-word="false" fo:text-indent="0.7cm" style:auto-text-indent="false"/>
    </style:style>
    <style:style style:name="P65" style:family="paragraph" style:parent-style-name="Standard" style:list-style-name="WWNum3">
      <style:paragraph-properties fo:margin-left="2cm" fo:margin-top="0cm" fo:margin-bottom="0cm" style:contextual-spacing="false" fo:line-height="150%" fo:text-align="justify" style:justify-single-word="false" fo:text-indent="0.7cm" style:auto-text-indent="false"/>
    </style:style>
    <style:style style:name="P66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67" style:family="paragraph" style:parent-style-name="Standard" style:list-style-name="WWNum9">
      <style:paragraph-properties fo:margin-left="2cm" fo:margin-top="0cm" fo:margin-bottom="0cm" style:contextual-spacing="false" fo:line-height="150%" fo:text-align="justify" style:justify-single-word="false" fo:text-indent="0.7cm" style:auto-text-indent="false"/>
    </style:style>
    <style:style style:name="P68" style:family="paragraph" style:parent-style-name="Standard">
      <style:paragraph-properties fo:margin-left="2cm" fo:margin-top="0cm" fo:margin-bottom="0cm" style:contextual-spacing="false" fo:line-height="150%" fo:text-align="justify" style:justify-single-word="false" fo:text-indent="0.7cm" style:auto-text-indent="false"/>
    </style:style>
    <style:style style:name="P69" style:family="paragraph" style:parent-style-name="Standard" style:list-style-name="WWNum33">
      <style:paragraph-properties fo:margin-left="2.701cm" fo:margin-top="0cm" fo:margin-bottom="0cm" style:contextual-spacing="false" fo:line-height="150%" fo:text-align="justify" style:justify-single-word="false" fo:text-indent="-0.7cm" style:auto-text-indent="false"/>
    </style:style>
    <style:style style:name="P70" style:family="paragraph" style:parent-style-name="Standard" style:list-style-name="WWNum32">
      <style:paragraph-properties fo:margin-left="2.701cm" fo:margin-top="0cm" fo:margin-bottom="0cm" style:contextual-spacing="false" fo:line-height="150%" fo:text-align="justify" style:justify-single-word="false" fo:text-indent="-0.7cm" style:auto-text-indent="false"/>
    </style:style>
    <style:style style:name="P71" style:family="paragraph" style:parent-style-name="Standard" style:list-style-name="WWNum11">
      <style:paragraph-properties fo:margin-left="2.701cm" fo:margin-top="0cm" fo:margin-bottom="0cm" style:contextual-spacing="false" fo:line-height="150%" fo:text-align="justify" style:justify-single-word="false" fo:text-indent="-0.7cm" style:auto-text-indent="false"/>
    </style:style>
    <style:style style:name="P72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</style:style>
    <style:style style:name="P73" style:family="paragraph" style:parent-style-name="Standard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/>
    </style:style>
    <style:style style:name="P74" style:family="paragraph" style:parent-style-name="Standard">
      <style:paragraph-properties fo:margin-top="0.423cm" fo:margin-bottom="0.423cm" style:contextual-spacing="false" fo:line-height="110%" fo:text-align="center" style:justify-single-word="fals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/>
    </style:style>
    <style:style style:name="P75" style:family="paragraph" style:parent-style-name="Standard" style:list-style-name="">
      <style:paragraph-properties fo:margin-top="0.423cm" fo:margin-bottom="0.423cm" style:contextual-spacing="false" fo:line-height="110%" fo:text-align="center" style:justify-single-word="fals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/>
    </style:style>
    <style:style style:name="P76" style:family="paragraph" style:parent-style-name="Standard">
      <style:paragraph-properties fo:margin-top="0.212cm" fo:margin-bottom="0.423cm" style:contextual-spacing="false" fo:line-height="110%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/>
    </style:style>
    <style:style style:name="P77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P7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P79" style:family="paragraph" style:parent-style-name="Standard">
      <style:paragraph-properties fo:margin-top="0cm" fo:margin-bottom="0.282cm" style:contextual-spacing="false" fo:line-height="110%" fo:text-align="justify" style:justify-single-word="false"/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P80" style:family="paragraph" style:parent-style-name="Standard">
      <style:paragraph-properties fo:margin-top="0cm" fo:margin-bottom="0.282cm" style:contextual-spacing="false" fo:line-height="110%" fo:text-align="center" style:justify-single-word="false" fo:text-indent="1.251cm" style:auto-text-indent="false"/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P81" style:family="paragraph" style:parent-style-name="Standard">
      <style:paragraph-properties fo:margin-top="0cm" fo:margin-bottom="0.282cm" style:contextual-spacing="false" fo:line-height="110%"/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P82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83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background-color="#ffff00"/>
    </style:style>
    <style:style style:name="P84" style:family="paragraph" style:parent-style-name="Standard" style:list-style-name="WWNum11">
      <style:paragraph-properties fo:margin-left="2.701cm" fo:margin-top="0cm" fo:margin-bottom="0cm" style:contextual-spacing="false" fo:line-height="150%" fo:text-align="justify" style:justify-single-word="false" fo:text-indent="-0.7cm" style:auto-text-indent="false"/>
      <style:text-properties officeooo:rsid="00087ec2" officeooo:paragraph-rsid="00087ec2"/>
    </style:style>
    <style:style style:name="T1" style:family="text">
      <style:text-properties style:font-name="Times New Roman" fo:font-size="14pt" style:font-name-asian="Times New Roman1" style:font-size-asian="14pt" style:font-name-complex="Times New Roman1"/>
    </style:style>
    <style:style style:name="T2" style:family="text">
      <style:text-properties style:font-name="Times New Roman" fo:font-size="14pt" officeooo:rsid="00087ec2" style:font-name-asian="Times New Roman1" style:font-size-asian="14pt" style:font-name-complex="Times New Roman1"/>
    </style:style>
    <style:style style:name="T3" style:family="text">
      <style:text-properties style:font-name="Times New Roman" fo:font-size="12pt" style:font-name-asian="Times New Roman1" style:font-size-asian="12pt" style:font-name-complex="Times New Roman1"/>
    </style:style>
    <style:style style:name="T4" style:family="text">
      <style:text-properties style:font-name="Times New Roman" fo:font-size="12pt" officeooo:rsid="00087ec2" style:font-name-asian="Times New Roman1" style:font-size-asian="12pt" style:font-name-complex="Times New Roman1"/>
    </style:style>
    <style:style style:name="T5" style:family="text">
      <style:text-properties style:font-name="Times New Roman" fo:font-size="12pt" fo:language="en" fo:country="US" style:text-underline-style="solid" style:text-underline-width="auto" style:text-underline-color="font-color" style:font-name-asian="Calibri1" style:font-size-asian="12pt" style:font-name-complex="Times New Roman1" style:font-size-complex="12pt"/>
    </style:style>
    <style:style style:name="T6" style:family="text">
      <style:text-properties style:font-name="Times New Roman" fo:font-size="12pt" fo:language="en" fo:country="US" style:font-name-asian="Calibri1" style:font-size-asian="12pt" style:font-name-complex="Times New Roman1" style:font-size-complex="12pt"/>
    </style:style>
    <style:style style:name="T7" style:family="text">
      <style:text-properties style:font-name="Times New Roman" fo:font-size="12pt" style:text-underline-style="solid" style:text-underline-width="auto" style:text-underline-color="font-color" style:font-name-asian="Calibri1" style:font-size-asian="12pt" style:font-name-complex="Times New Roman1" style:font-size-complex="12pt"/>
    </style:style>
    <style:style style:name="T8" style:family="text">
      <style:text-properties style:font-name="Times New Roman" fo:font-size="12pt" style:font-name-asian="Calibri1" style:font-size-asian="12pt" style:font-name-complex="Times New Roman1"/>
    </style:style>
    <style:style style:name="T9" style:family="text">
      <style:text-properties style:font-name="Times New Roman" fo:font-size="12pt" style:font-name-asian="Calibri1" style:font-size-asian="12pt" style:font-name-complex="Times New Roman1" style:font-size-complex="12pt"/>
    </style:style>
    <style:style style:name="T10" style:family="text">
      <style:text-properties style:font-name="Times New Roman" fo:font-size="12pt" style:font-size-asian="12pt" style:font-name-complex="Times New Roman1" style:font-size-complex="12pt"/>
    </style:style>
    <style:style style:name="T11" style:family="text"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style style:name="T12" style:family="text">
      <style:text-properties style:font-name="Times New Roman" fo:font-size="9pt" style:font-name-asian="Times New Roman1" style:font-size-asian="9pt" style:font-name-complex="Times New Roman1"/>
    </style:style>
    <style:style style:name="T13" style:family="text">
      <style:text-properties style:font-name="Times New Roman" fo:font-weight="bold" style:font-name-asian="Times New Roman1" style:font-weight-asian="bold" style:font-name-complex="Times New Roman1"/>
    </style:style>
    <style:style style:name="T14" style:family="text">
      <style:text-properties style:font-name="Times New Roman" fo:font-size="10pt" style:font-name-asian="Calibri1" style:font-size-asian="10pt" style:font-name-complex="Times New Roman1" style:font-size-complex="10pt"/>
    </style:style>
    <style:style style:name="T15" style:family="text">
      <style:text-properties style:font-name="Calibri" style:font-name-asian="Calibri1" style:font-name-complex="Calibri1"/>
    </style:style>
    <style:style style:name="T16" style:family="text">
      <style:text-properties style:font-name="Calibri" fo:font-size="12pt" style:font-name-asian="Calibri1" style:font-size-asian="12pt" style:font-name-complex="Calibri1"/>
    </style:style>
    <style:style style:name="T17" style:family="text">
      <style:text-properties style:font-name="Calibri" fo:font-size="10pt" style:font-name-asian="Calibri1" style:font-size-asian="10pt" style:font-name-complex="Calibri1"/>
    </style:style>
    <style:style style:name="T18" style:family="text">
      <style:text-properties fo:text-transform="uppercase" style:font-name="Times New Roman" fo:font-size="20pt" style:font-name-asian="Times New Roman1" style:font-size-asian="20pt" style:font-name-complex="Times New Roman1"/>
    </style:style>
    <style:style style:name="T19" style:family="text">
      <style:text-properties fo:text-transform="uppercase" style:font-name="Times New Roman" fo:font-size="18pt" style:font-name-asian="Times New Roman1" style:font-size-asian="18pt" style:font-name-complex="Times New Roman1"/>
    </style:style>
    <style:style style:name="T20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/>
    </style:style>
    <style:style style:name="T21" style:family="text">
      <style:text-properties fo:color="#000000" loext:opacity="100%" style:font-name="Times New Roman" fo:font-size="14pt" style:font-name-asian="Times New Roman1" style:font-size-asian="14pt" style:font-name-complex="Times New Roman1"/>
    </style:style>
    <style:style style:name="T22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T23" style:family="text"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T24" style:family="text">
      <style:text-properties fo:color="#000000" loext:opacity="100%" style:font-name="Times New Roman" fo:font-size="12pt" style:font-name-asian="Calibri1" style:font-size-asian="12pt" style:font-name-complex="Times New Roman1" style:font-size-complex="12pt"/>
    </style:style>
    <style:style style:name="T25" style:family="text">
      <style:text-properties fo:color="#000000" loext:opacity="100%" style:font-name="Times New Roman" fo:font-size="12pt" fo:background-color="#ffffff" loext:char-shading-value="0" style:font-name-asian="Calibri1" style:font-size-asian="12pt" style:font-name-complex="Times New Roman1" style:font-size-complex="12pt"/>
    </style:style>
    <style:style style:name="T26" style:family="text">
      <style:text-properties fo:color="#000000" loext:opacity="100%" style:font-name="Times New Roman" fo:font-size="12pt" fo:background-color="#ffffff" loext:char-shading-value="0" style:font-name-asian="Times New Roman1" style:font-size-asian="12pt" style:font-name-complex="Times New Roman1"/>
    </style:style>
    <style:style style:name="T27" style:family="text"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/>
    </style:style>
    <style:style style:name="T28" style:family="text">
      <style:text-properties fo:color="#000000" loext:opacity="100%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29" style:family="text">
      <style:text-properties fo:color="#000000" loext:opacity="100%" style:font-name="Times New Roman" fo:font-size="10pt" style:font-name-asian="Calibri1" style:font-size-asian="10pt" style:font-name-complex="Times New Roman1" style:font-size-complex="10pt"/>
    </style:style>
    <style:style style:name="T30" style:family="text">
      <style:text-properties fo:color="#000000" loext:opacity="100%" style:font-name="Times New Roman" fo:font-size="10pt" style:text-underline-style="solid" style:text-underline-width="auto" style:text-underline-color="font-color" style:font-name-asian="Calibri1" style:font-size-asian="10pt" style:font-name-complex="Times New Roman1" style:font-size-complex="10pt"/>
    </style:style>
    <style:style style:name="T31" style:family="text">
      <style:text-properties fo:color="#000000" loext:opacity="100%" style:font-name="Calibri" fo:font-size="10pt" style:font-name-asian="Calibri1" style:font-size-asian="10pt" style:font-name-complex="Calibri1"/>
    </style:style>
    <style:style style:name="T32" style:family="text">
      <style:text-properties fo:color="#000000" loext:opacity="100%" style:font-name="Tinos" fo:font-size="10pt" style:font-name-asian="Tinos1" style:font-size-asian="10pt" style:font-name-complex="Tinos1"/>
    </style:style>
    <style:style style:name="T33" style:family="text">
      <style:text-properties text:display="true"/>
    </style:style>
    <style:style style:name="T34" style:family="text">
      <style:text-properties fo:color="#0000ff" loext:opacity="100%" style:font-name="Times New Roman" fo:font-size="12pt" style:text-underline-style="solid" style:text-underline-width="auto" style:text-underline-color="font-color" style:font-name-asian="Calibri1" style:font-size-asian="12pt" style:font-name-complex="Times New Roman1" style:font-size-complex="12pt"/>
    </style:style>
    <style:style style:name="T35" style:family="text">
      <style:text-properties fo:color="#0000ff" loext:opacity="100%" style:font-name="Tinos" fo:font-size="10pt" style:text-underline-style="solid" style:text-underline-width="auto" style:text-underline-color="font-color" style:font-name-asian="Tinos1" style:font-size-asian="10pt" style:font-name-complex="Tinos1"/>
    </style:style>
    <style:style style:name="T36" style:family="text">
      <style:text-properties style:font-name="Tinos" fo:font-size="12pt" style:font-name-asian="Tinos1" style:font-size-asian="12pt" style:font-name-complex="Tinos1"/>
    </style:style>
    <style:style style:name="T37" style:family="text">
      <style:text-properties style:font-name="Tinos" fo:font-size="10pt" style:font-name-asian="Tinos1" style:font-size-asian="10pt" style:font-name-complex="Tinos1"/>
    </style:style>
    <style:style style:name="T38" style:family="text">
      <style:text-properties style:font-name="Segoe UI Symbol" fo:font-size="14pt" style:font-name-asian="Segoe UI Symbol1" style:font-size-asian="14pt" style:font-name-complex="Segoe UI Symbol1"/>
    </style:style>
    <style:style style:name="T39" style:family="text">
      <style:text-properties fo:color="#ff0000" loext:opacity="100%" style:font-name="Times New Roman" fo:font-size="12pt" style:font-name-asian="Times New Roman1" style:font-size-asian="12pt" style:font-name-complex="Times New Roman1"/>
    </style:style>
    <style:style style:name="fr1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5cm" draw:visible-area-height="5cm" draw:ole-draw-aspect="1"/>
    </style:style>
    <style:style style:name="fr2" style:family="graphic" style:parent-style-name="OLE">
      <style:graphic-properties fo:margin-left="0cm" fo:margin-right="0cm" fo:margin-top="0cm" fo:margin-bottom="0.282cm" style:wrap="run-through" style:number-wrapped-paragraphs="no-limit" style:vertical-pos="top" style:vertical-rel="baseline" style:horizontal-pos="from-left" style:horizontal-rel="paragraph" draw:visible-area-left="0cm" draw:visible-area-top="0cm" draw:visible-area-width="5cm" draw:visible-area-height="5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 loext:marker-style-name="T1"><text:span text:style-name="T1">ГОСУДАРСТВЕННОЕ БЮДЖЕТНОЕ ПРОФЕССИОНАЛЬНОЕ ОБРАЗОВАТЕЛЬНОЕ УЧРЕЖДЕНИЕ РЕСПУБЛИКИ ХАКАСИЯ </text:span><text:span text:style-name="T1"/></text:p>
      <text:p text:style-name="P10" loext:marker-style-name="T1"><text:span text:style-name="T1">«ХАКАССКИЙ ПОЛИТЕХНИЧЕСКИЙ КОЛЛЕДЖ»</text:span><text:span text:style-name="T1"/></text:p>
      <text:p text:style-name="P27" loext:marker-style-name="T15"/>
      <text:p text:style-name="P10" loext:marker-style-name="T3"><text:span text:style-name="T3">Специальность 09.02.07 </text:span><text:span text:style-name="T3"/></text:p>
      <text:p text:style-name="P10" loext:marker-style-name="T3"><text:span text:style-name="T3">Информационные системы и программирование</text:span><text:span text:style-name="T3"/></text:p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27" loext:marker-style-name="T15"/>
      <text:p text:style-name="P10" loext:marker-style-name="T18"><text:span text:style-name="T18">отчет по учебной практике</text:span><text:span text:style-name="T18"/></text:p>
      <text:p text:style-name="P27" loext:marker-style-name="T15"/>
      <text:p text:style-name="P10" loext:marker-style-name="T19"><text:span text:style-name="T19">ПМ.08 РАЗРАБОТКА ДИЗАЙНА ВЕБ ПРИЛОЖЕНИЙ</text:span><text:span text:style-name="T19"/></text:p>
      <text:p text:style-name="P27" loext:marker-style-name="T15"/>
      <text:p text:style-name="P28" loext:marker-style-name="T15"/>
      <text:p text:style-name="P28" loext:marker-style-name="T15"/>
      <text:p text:style-name="P29" loext:marker-style-name="T15"/>
      <text:p text:style-name="P14" loext:marker-style-name="T3"><text:span text:style-name="T3">Руководитель: </text:span><text:span text:style-name="T3"/></text:p>
      <text:p text:style-name="P14" loext:marker-style-name="T3"><text:span text:style-name="T3">____________ Горбачева О.Н.</text:span><text:span text:style-name="T3"/></text:p>
      <text:p text:style-name="P20" loext:marker-style-name="T12"><text:span text:style-name="T12">(подпись)<text:tab/> <text:s text:c="11"/>(Фамилия И.О.)</text:span><text:span text:style-name="T12"/></text:p>
      <text:p text:style-name="P14" loext:marker-style-name="T3"><text:span text:style-name="T3">__________________________</text:span><text:span text:style-name="T3"/></text:p>
      <text:p text:style-name="P12" loext:marker-style-name="T12"><text:span text:style-name="T12">(оценка, дата)</text:span><text:span text:style-name="T12"/></text:p>
      <text:p text:style-name="P14" loext:marker-style-name="T3"><text:span text:style-name="T3">Выполнил: </text:span><text:span text:style-name="T3"/></text:p>
      <text:p text:style-name="P14" loext:marker-style-name="T3"><text:span text:style-name="T3">Студент группы ИС(ВП) – 31</text:span><text:span text:style-name="T3"/></text:p>
      <text:p text:style-name="P14" loext:marker-style-name="T3"><text:span text:style-name="T3">_______________Адмакина В.А.</text:span><text:span text:style-name="T3"/></text:p>
      <text:p text:style-name="P20" loext:marker-style-name="T12"><text:span text:style-name="T12">(подпись)<text:tab/> <text:s text:c="11"/>(Фамилия И.О.)</text:span><text:span text:style-name="T12"/></text:p>
      <text:p text:style-name="P14" loext:marker-style-name="T3"><text:span text:style-name="T3">___________________________</text:span><text:span text:style-name="T3"/></text:p>
      <text:p text:style-name="P21" loext:marker-style-name="T12"><text:span text:style-name="T12"><text:s text:c="4"/>(дата)</text:span><text:span text:style-name="T12"/></text:p>
      <text:p text:style-name="P30" loext:marker-style-name="T15"/>
      <text:p text:style-name="P29" loext:marker-style-name="T15"/>
      <text:p text:style-name="P28" loext:marker-style-name="T15"/>
      <text:p text:style-name="P28" loext:marker-style-name="T15"/>
      <text:p text:style-name="P28" loext:marker-style-name="T15"/>
      <text:p text:style-name="P28" loext:marker-style-name="T15"/>
      <text:p text:style-name="P28" loext:marker-style-name="T15"/>
      <text:p text:style-name="P28" loext:marker-style-name="T15"/>
      <text:p text:style-name="P28" loext:marker-style-name="T15"/>
      <text:p text:style-name="P28" loext:marker-style-name="T15"/>
      <text:p text:style-name="P28" loext:marker-style-name="T15"/>
      <text:p text:style-name="P28" loext:marker-style-name="T15"/>
      <text:p text:style-name="P28" loext:marker-style-name="T15"/>
      <text:p text:style-name="P28" loext:marker-style-name="T15"/>
      <text:p text:style-name="P10" loext:marker-style-name="T3"><text:soft-page-break/><text:span text:style-name="T3">Абакан 2024</text:span><text:span text:style-name="T3"/></text:p>
      <text:p text:style-name="P27" loext:marker-style-name="T15"/>
      <text:p text:style-name="P27" loext:marker-style-name="T15"/>
      <text:p text:style-name="P48" loext:marker-style-name="T20"><text:span text:style-name="T20">СОДЕРЖАНИЕ</text:span><text:span text:style-name="T20"/></text:p>
      <text:p text:style-name="Contents_20_Heading"/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<text:a xlink:type="simple" xlink:href="#_Toc153313187" text:style-name="Index_20_Link" text:visited-style-name="Index_20_Link"><text:span text:style-name="T13">ВВЕДЕНИЕ</text:span><text:span text:style-name="T33"><text:tab/>3</text:span></text:a></text:p>
          <text:p text:style-name="P1"><text:a xlink:type="simple" xlink:href="#_Toc153313188" text:style-name="Index_20_Link" text:visited-style-name="Index_20_Link"><text:span text:style-name="T13">ПРОЕКТИРОВАНИЕ</text:span><text:span text:style-name="T33"><text:tab/>4</text:span></text:a></text:p>
          <text:p text:style-name="P2"><text:a xlink:type="simple" xlink:href="#_Toc153313189" text:style-name="Index_20_Link" text:visited-style-name="Index_20_Link"><text:span text:style-name="T13">Анализ существующих решений</text:span><text:span text:style-name="T33"><text:tab/>4</text:span></text:a></text:p>
          <text:p text:style-name="P2"><text:a xlink:type="simple" xlink:href="#_Toc153313190" text:style-name="Index_20_Link" text:visited-style-name="Index_20_Link"><text:span text:style-name="T13">Постановка задачи</text:span><text:span text:style-name="T33"><text:tab/>12</text:span></text:a></text:p>
          <text:p text:style-name="P2"><text:a xlink:type="simple" xlink:href="#_Toc153313191" text:style-name="Index_20_Link" text:visited-style-name="Index_20_Link"><text:span text:style-name="T13">Разработка и описание фирменного стиля</text:span><text:span text:style-name="T33"><text:tab/>12</text:span></text:a></text:p>
          <text:p text:style-name="P2"><text:a xlink:type="simple" xlink:href="#_Toc153313192" text:style-name="Index_20_Link" text:visited-style-name="Index_20_Link"><text:span text:style-name="T13">Разработка макетов (минимум для 3-х устройств) следующих страницы веб-сайта:</text:span><text:span text:style-name="T33"><text:tab/>13</text:span></text:a></text:p>
          <text:p text:style-name="P2"><text:a xlink:type="simple" xlink:href="#_Toc153313193" text:style-name="Index_20_Link" text:visited-style-name="Index_20_Link"><text:span text:style-name="T13">Описание проектируемого функционала</text:span><text:span text:style-name="T33"><text:tab/>13</text:span></text:a></text:p>
          <text:p text:style-name="P1"><text:a xlink:type="simple" xlink:href="#_Toc153313194" text:style-name="Index_20_Link" text:visited-style-name="Index_20_Link"><text:span text:style-name="T13">РАЗРАБОТКА ИНТЕРФЕЙСА ВЕБ-ПРИЛОЖЕНИЯ</text:span><text:span text:style-name="T33"><text:tab/>13</text:span></text:a></text:p>
          <text:p text:style-name="P3"><text:a xlink:type="simple" xlink:href="#_Toc153313195" text:style-name="Index_20_Link" text:visited-style-name="Index_20_Link"><text:span text:style-name="T13">1.</text:span><text:tab/><text:span text:style-name="T13">Главная страница</text:span><text:span text:style-name="T33"><text:tab/>13</text:span></text:a></text:p>
          <text:p text:style-name="P3"><text:a xlink:type="simple" xlink:href="#_Toc153313196" text:style-name="Index_20_Link" text:visited-style-name="Index_20_Link"><text:span text:style-name="T13">2.</text:span><text:tab/><text:span text:style-name="T13">Страница бронирования</text:span><text:span text:style-name="T33"><text:tab/>14</text:span></text:a></text:p>
          <text:p text:style-name="P3"><text:a xlink:type="simple" xlink:href="#_Toc153313197" text:style-name="Index_20_Link" text:visited-style-name="Index_20_Link"><text:span text:style-name="T13">3.</text:span><text:tab/><text:span text:style-name="T13">Страница регистрации в личном кабинете</text:span><text:span text:style-name="T33"><text:tab/>15</text:span></text:a></text:p>
          <text:p text:style-name="P3"><text:a xlink:type="simple" xlink:href="#_Toc153313198" text:style-name="Index_20_Link" text:visited-style-name="Index_20_Link"><text:span text:style-name="T13">4.</text:span><text:tab/><text:span text:style-name="T13">Страница входа в личный кабинет</text:span><text:span text:style-name="T33"><text:tab/>16</text:span></text:a></text:p>
          <text:p text:style-name="P3"><text:a xlink:type="simple" xlink:href="#_Toc153313199" text:style-name="Index_20_Link" text:visited-style-name="Index_20_Link"><text:span text:style-name="T13">5.</text:span><text:tab/><text:span text:style-name="T13">Страница истории бронирований</text:span><text:span text:style-name="T33"><text:tab/>16</text:span></text:a></text:p>
          <text:p text:style-name="P3"><text:a xlink:type="simple" xlink:href="#_Toc153313200" text:style-name="Index_20_Link" text:visited-style-name="Index_20_Link"><text:span text:style-name="T13">6.</text:span><text:tab/><text:span text:style-name="T13">Страница личного кабинета</text:span><text:span text:style-name="T33"><text:tab/>16</text:span></text:a></text:p>
          <text:p text:style-name="P3"><text:a xlink:type="simple" xlink:href="#_Toc153313201" text:style-name="Index_20_Link" text:visited-style-name="Index_20_Link"><text:span text:style-name="T13">7.</text:span><text:tab/><text:span text:style-name="T13">Страница точек проката</text:span><text:span text:style-name="T33"><text:tab/>17</text:span></text:a></text:p>
          <text:p text:style-name="P3"><text:a xlink:type="simple" xlink:href="#_Toc153313202" text:style-name="Index_20_Link" text:visited-style-name="Index_20_Link"><text:span text:style-name="T13">8.</text:span><text:tab/><text:span text:style-name="T13">Страница банковские карты</text:span><text:span text:style-name="T33"><text:tab/>17</text:span></text:a></text:p>
          <text:p text:style-name="P1"><text:a xlink:type="simple" xlink:href="#_Toc153313203" text:style-name="Index_20_Link" text:visited-style-name="Index_20_Link"><text:span text:style-name="T13">ЗАКЛЮЧЕНИЕ</text:span><text:span text:style-name="T33"><text:tab/>19</text:span></text:a></text:p>
          <text:p text:style-name="P1"><text:a xlink:type="simple" xlink:href="#_Toc153313204" text:style-name="Index_20_Link" text:visited-style-name="Index_20_Link"><text:span text:style-name="T13">СПИСОК ИСПОЛЬЗУЕМЫХ ИСТОЧНИКОВ</text:span><text:span text:style-name="T33"><text:tab/>19</text:span></text:a></text:p>
        </text:index-body>
      </text:table-of-content>
      <text:p text:style-name="Standard"/>
      <text:p text:style-name="P53"/>
      <text:p text:style-name="P36" loext:marker-style-name="T15"/>
      <text:p text:style-name="P36" loext:marker-style-name="T15"/>
      <text:p text:style-name="P36" loext:marker-style-name="T15"/>
      <text:p text:style-name="P36" loext:marker-style-name="T15"/>
      <text:p text:style-name="P36" loext:marker-style-name="T15"/>
      <text:p text:style-name="P36" loext:marker-style-name="T15"/>
      <text:p text:style-name="P36" loext:marker-style-name="T15"/>
      <text:p text:style-name="P36" loext:marker-style-name="T15"/>
      <text:p text:style-name="P36" loext:marker-style-name="T15"/>
      <text:h text:style-name="P58" text:outline-level="1" loext:marker-style-name="T20"><text:bookmark-start text:name="_Toc153313187"/><text:soft-page-break/><text:span text:style-name="T20">ВВЕДЕНИЕ</text:span><text:bookmark-end text:name="_Toc153313187"/><text:span text:style-name="T20"/></text:h>
      <text:p text:style-name="P61" loext:marker-style-name="T3"><text:span text:style-name="T3">В современном мире с каждым днём появляется всё больше и больше новых технологий. В настоящее время сложно представить организацию, у которой нет веб-сайта. </text:span><text:span text:style-name="T3"/></text:p>
      <text:p text:style-name="P72" loext:marker-style-name="T3"><text:span text:style-name="T3"><text:tab/>«Квадрокоптер+» – новая и энергичная компания по аренде квадрокоптеров и дронов. Главная цель компании – сделать доступным пользование квадрокоптерами для широкой аудитории молодежи. </text:span></text:p>
      <text:p text:style-name="P61" loext:marker-style-name="T3"><text:span text:style-name="T3">Основные принципы работы сервиса: </text:span><text:span text:style-name="T3"/></text:p>
      <text:list text:style-name="WWNum34">
        <text:list-item>
          <text:p text:style-name="P5" loext:marker-style-name="T3"><text:span text:style-name="T3">Выбрать любой удобный квадрокоптер или дрон для аренды.</text:span><text:span text:style-name="T3"/></text:p>
        </text:list-item>
        <text:list-item>
          <text:p text:style-name="P5" loext:marker-style-name="T3"><text:span text:style-name="T3">Возможность выбора места аренды (не менее 3-х пунктов), времени, даты.</text:span></text:p>
        </text:list-item>
        <text:list-item>
          <text:p text:style-name="P5" loext:marker-style-name="T3"><text:span text:style-name="T3">Выбор тарифа.</text:span></text:p>
        </text:list-item>
        <text:list-item>
          <text:p text:style-name="P5" loext:marker-style-name="T3"><text:span text:style-name="T3">Удобная система оплаты.</text:span></text:p>
        </text:list-item>
      </text:list>
      <text:p text:style-name="P61" loext:marker-style-name="T3"><text:span text:style-name="T3">Призыв: Выбирай свободу передвижения, сокращай расстояния!</text:span><text:span text:style-name="T3"/></text:p>
      <text:p text:style-name="P83"><text:span text:style-name="T4">Н</text:span><text:span text:style-name="T3">еобходимо использовать все имеющиеся навыки в дизайне и верстке, чтобы сверстать Landing Page, а также все остальные страницы. Используйте анимацию для привлечения внимания посетителя к акцентам и основным объектам сервиса. </text:span></text:p>
      <text:p text:style-name="P83"><text:span text:style-name="T3">Заказчик хочет, чтобы сайт был современный и энергичный, а также удобный, простой и не менял свои качества при различных разрешениях экрана.</text:span></text:p>
      <text:p text:style-name="P83"><text:span text:style-name="T3">Заказчик отметил, что услугами аренды квадрокоптеров, в основном, пользуются люди, от 18 лет, подростки и взрослые.</text:span></text:p>
      <text:p text:style-name="P36" loext:marker-style-name="T15"/>
      <text:p text:style-name="P74" loext:marker-style-name="T20"/>
      <text:p text:style-name="P74" loext:marker-style-name="T20"/>
      <text:h text:style-name="P59" text:outline-level="1" loext:marker-style-name="T20"><text:bookmark-start text:name="_Toc153313188"/><text:span text:style-name="T20">ПРОЕКТИРОВАНИЕ</text:span><text:bookmark-end text:name="_Toc153313188"/><text:span text:style-name="T20"/></text:h>
      <text:h text:style-name="P62" text:outline-level="2" loext:marker-style-name="T20"><text:bookmark-start text:name="_Toc153313189"/><text:span text:style-name="T20">Анализ существующих решений</text:span><text:bookmark-end text:name="_Toc153313189"/><text:span text:style-name="T20"/></text:h>
      <text:p text:style-name="P61" loext:marker-style-name="T22"><text:span text:style-name="T22">При проектировании были изучены альтернативные решения. Основные факторы, на которые было обращено внимание: дизайн и пользовательский интерфейс, функции и возможности веб-приложения, надежность и безопасность.</text:span><text:span text:style-name="T22"/></text:p>
      <text:p text:style-name="P61" loext:marker-style-name="T22"><text:span text:style-name="T22">При анализе существующих решений конкурентов были выбраны веб-приложения, которые встречались чаще всего при поиске в трех поисковых системах:</text:span><text:span text:style-name="T22"/></text:p>
      <text:list text:style-name="WWNum3">
        <text:list-item>
          <text:p text:style-name="P54" loext:marker-style-name="T7"><text:span text:style-name="T5">https</text:span><text:span text:style-name="T7">://</text:span><text:span text:style-name="T5">pauri</text:span><text:span text:style-name="T7">.</text:span><text:span text:style-name="T5">ru</text:span><text:span text:style-name="T7">/</text:span><text:span text:style-name="T5">category</text:span><text:span text:style-name="T7">/</text:span><text:span text:style-name="T5">kvadrakoptery</text:span><text:span text:style-name="T7">-</text:span><text:span text:style-name="T5">prokat</text:span><text:span text:style-name="T7">-</text:span><text:span text:style-name="T5">i</text:span><text:span text:style-name="T7">-</text:span><text:span text:style-name="T5">arenda</text:span><text:span text:style-name="T7">/ <text:s/></text:span></text:p>
        </text:list-item>
        <text:list-item>
          <text:p text:style-name="P54" loext:marker-style-name="T7"><text:span text:style-name="T5">https</text:span><text:span text:style-name="T7">://</text:span><text:span text:style-name="T5">rabbitgo</text:span><text:span text:style-name="T7">.</text:span><text:span text:style-name="T5">ru</text:span><text:span text:style-name="T7">/</text:span><text:span text:style-name="T5">catalog</text:span><text:span text:style-name="T7">/</text:span><text:span text:style-name="T5">arenda</text:span><text:span text:style-name="T7">-</text:span><text:span text:style-name="T5">kvadrokoptera</text:span><text:span text:style-name="T7">/ <text:s/></text:span></text:p>
        </text:list-item>
        <text:list-item>
          <text:p text:style-name="P54" loext:marker-style-name="T7"><text:span text:style-name="T7"><text:s/></text:span><text:span text:style-name="T5">https</text:span><text:span text:style-name="T7">://</text:span><text:span text:style-name="T5">quadrocopter</text:span><text:span text:style-name="T7">.</text:span><text:span text:style-name="T5">su</text:span><text:span text:style-name="T7">/</text:span><text:span text:style-name="T5">services</text:span><text:span text:style-name="T7">/</text:span><text:span text:style-name="T5">prokat</text:span><text:span text:style-name="T7">-</text:span><text:span text:style-name="T5">kvadrokoptera</text:span><text:span text:style-name="T7">-</text:span><text:span text:style-name="T5">arenda</text:span><text:span text:style-name="T7">-</text:span><text:span text:style-name="T5">koptera</text:span><text:span text:style-name="T7"> </text:span></text:p>
        </text:list-item>
      </text:list>
      <text:p text:style-name="P61" loext:marker-style-name="T22"><text:span text:style-name="T22">Ключевыми словами при поиске были:</text:span><text:span text:style-name="T22"/></text:p>
      <text:list text:continue-numbering="true" text:style-name="WWNum3">
        <text:list-item>
          <text:p text:style-name="P64" loext:marker-style-name="T24"><text:span text:style-name="T24">аренда квадрокоптера</text:span><text:span text:style-name="T24"/></text:p>
        </text:list-item>
        <text:list-item>
          <text:p text:style-name="P64" loext:marker-style-name="T24"><text:span text:style-name="T24">прокат квадрокоптера</text:span><text:span text:style-name="T24"/></text:p>
        </text:list-item>
        <text:list-item>
          <text:p text:style-name="P65" loext:marker-style-name="T24"><text:span text:style-name="T24">аэросъемка аренда</text:span><text:span text:style-name="T24"/></text:p>
        </text:list-item>
        <text:list-item>
          <text:p text:style-name="P64" loext:marker-style-name="T25"><text:span text:style-name="T25">прокат дрона</text:span><text:span text:style-name="T25"/></text:p>
        </text:list-item>
      </text:list>
      <text:p text:style-name="P42" loext:marker-style-name="T15"/>
      <text:p text:style-name="P66" loext:marker-style-name="T23"><text:span text:style-name="T23">В таблице 1 приведены результаты поиска по ключевым словам.</text:span><text:span text:style-name="T23"/></text:p>
      <text:p text:style-name="P66" loext:marker-style-name="T23"><text:span text:style-name="T23">Таблица 1 – Результаты поиска</text:span><text:span text:style-name="T23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66" loext:marker-style-name="T14"><text:span text:style-name="T29">Ключевые слова</text:span><text:span text:style-name="T29"/></text:p>
          </table:table-cell>
          <table:table-cell table:style-name="Таблица1.A1" office:value-type="string">
            <text:p text:style-name="P66" loext:marker-style-name="T14"><text:span text:style-name="T29">Googl</text:span><text:span text:style-name="T29"/></text:p>
          </table:table-cell>
          <table:table-cell table:style-name="Таблица1.A1" office:value-type="string">
            <text:p text:style-name="P66" loext:marker-style-name="T14"><text:span text:style-name="T29">Yandex</text:span><text:span text:style-name="T29"/></text:p>
          </table:table-cell>
          <table:table-cell table:style-name="Таблица1.A1" office:value-type="string">
            <text:p text:style-name="P66" loext:marker-style-name="T14"><text:span text:style-name="T29">rambler</text:span><text:span text:style-name="T29"/></text:p>
          </table:table-cell>
        </table:table-row>
        <table:table-row table:style-name="Таблица1.2">
          <table:table-cell table:style-name="Таблица1.A1" office:value-type="string">
            <text:p text:style-name="P55" loext:marker-style-name="T14"><text:span text:style-name="T14">аренда квадрокоптера</text:span><text:span text:style-name="T14"/></text:p>
          </table:table-cell>
          <table:table-cell table:style-name="Таблица1.A1" office:value-type="string">
            <text:p text:style-name="P66" loext:marker-style-name="T29"><text:span text:style-name="T29">1.https://rabbitgo.ru/catalog/arenda-kvadrokoptera/</text:span><text:span text:style-name="T29"/></text:p>
            <text:p text:style-name="P66" loext:marker-style-name="T29"><text:span text:style-name="T29">2. </text:span><text:a xlink:type="simple" xlink:href="https://nanojam.ru/products/arenda-kvadrokoptera" text:style-name="Default_20_Style" text:visited-style-name="Default_20_Style"><text:span text:style-name="T30">https://nanojam.ru/products/arenda-kvadrokoptera</text:span></text:a></text:p>
            <text:p text:style-name="P66" loext:marker-style-name="T14"><text:span text:style-name="T29">3. </text:span><text:a xlink:type="simple" xlink:href="https://quadrocopter.su/services/prokat-kvadrokoptera-arenda-koptera" text:style-name="Default_20_Style" text:visited-style-name="Default_20_Style"><text:span text:style-name="T30">https://quadrocopter.su/services/prokat-kvadrokoptera-arenda-koptera</text:span></text:a></text:p>
          </table:table-cell>
          <table:table-cell table:style-name="Таблица1.A1" office:value-type="string">
            <text:p text:style-name="P66" loext:marker-style-name="T29"><text:span text:style-name="T29">1.https://pilothub.ru/pilots/arenda/</text:span><text:span text:style-name="T29"/></text:p>
            <text:p text:style-name="P66" loext:marker-style-name="T29"><text:span text:style-name="T29">2. </text:span><text:a xlink:type="simple" xlink:href="https://quadrocopter.su/services/prokat-kvadrokoptera-arenda-koptera" text:style-name="Default_20_Style" text:visited-style-name="Default_20_Style"><text:span text:style-name="T30">https://quadrocopter.su/services/prokat-kvadrokoptera-arenda-koptera</text:span></text:a></text:p>
            <text:p text:style-name="P66" loext:marker-style-name="T14"><text:span text:style-name="T29">3. </text:span><text:a xlink:type="simple" xlink:href="https://pauri.ru/category/kvadrakoptery-prokat-i-arenda/" text:style-name="Default_20_Style" text:visited-style-name="Default_20_Style"><text:span text:style-name="T30">https://pauri.ru/category/kvadrakoptery-prokat-i-arenda/</text:span></text:a></text:p>
          </table:table-cell>
          <table:table-cell table:style-name="Таблица1.A1" office:value-type="string">
            <text:p text:style-name="P66" loext:marker-style-name="T29"><text:span text:style-name="T29">1.https://quadrocopter.su/services/prokat-kvadrokoptera-arenda-koptera</text:span><text:span text:style-name="T29"/></text:p>
            <text:p text:style-name="P66" loext:marker-style-name="T29"><text:span text:style-name="T29">2.https://msk.aura-rent.ru/kvadrokoptery/</text:span><text:span text:style-name="T29"/></text:p>
            <text:p text:style-name="P66" loext:marker-style-name="T14"><text:span text:style-name="T29">3. </text:span><text:a xlink:type="simple" xlink:href="https://pauri.ru/arenda-kvadrokoptera-dji-mini-4-pro-rc2-combo/" text:style-name="Default_20_Style" text:visited-style-name="Default_20_Style"><text:span text:style-name="T30">https://pauri.ru/arenda-kvadrokoptera-dji-mini-4-pro-rc2-combo/</text:span></text:a></text:p>
          </table:table-cell>
        </table:table-row>
      </table:table>
      <text:p text:style-name="P43" loext:marker-style-name="T15"/>
      <text:p text:style-name="P43" loext:marker-style-name="T15"/>
      <text:p text:style-name="P43" loext:marker-style-name="T15"/>
      <text:p text:style-name="P43" loext:marker-style-name="T15"/>
      <text:p text:style-name="P43" loext:marker-style-name="T15"><text:soft-page-break/></text:p>
      <text:p text:style-name="P66" loext:marker-style-name="T8"><text:span text:style-name="T8">Продолжение таблицы 1</text:span><text:span text:style-name="T8"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55" loext:marker-style-name="T14"><text:span text:style-name="T14">прокат квадрокоптера</text:span><text:span text:style-name="T14"/></text:p>
          </table:table-cell>
          <table:table-cell table:style-name="Таблица2.A1" office:value-type="string">
            <text:p text:style-name="P66" loext:marker-style-name="T29"><text:span text:style-name="T29">1.https://rabbitgo.ru/catalog/arenda-kvadrokoptera/</text:span><text:span text:style-name="T29"/></text:p>
            <text:p text:style-name="P66" loext:marker-style-name="T29"><text:span text:style-name="T29">2. </text:span><text:a xlink:type="simple" xlink:href="https://quadrocopter.su/services/prokat-kvadrokoptera-arenda-koptera" text:style-name="Default_20_Style" text:visited-style-name="Default_20_Style"><text:span text:style-name="T30">https://quadrocopter.su/services/prokat-kvadrokoptera-arenda-koptera</text:span></text:a></text:p>
            <text:p text:style-name="P66" loext:marker-style-name="T14"><text:span text:style-name="T29">3. </text:span><text:a xlink:type="simple" xlink:href="https://www.google.ru/url?sa=t&amp;rct=j&amp;q=&amp;esrc=s&amp;source=web&amp;cd=&amp;ved=2ahUKEwii6omjkP-CAxWeFhAIHarxAvUQFnoECB8QAQ&amp;url=https%3A%2F%2Fspb.pauri.ru%2Fcategory%2Fkvadrakoptery-prokat-i-arenda%2F&amp;usg=AOvVaw32FyYkkg9WGnPwh3avoTJ_&amp;opi=89978449" text:style-name="Default_20_Style" text:visited-style-name="Default_20_Style"><text:span text:style-name="T30">https://www.google.ru/url?sa=t&amp;rct=j&amp;q=&amp;esrc=s&amp;source=web&amp;cd=&amp;ved=2ahUKEwii6omjkP-CAxWeFhAIHarxAvUQFnoECB8QAQ&amp;url=https%3A%2F%2Fspb.pauri.ru%2Fcategory%2Fkvadrakoptery-prokat-i-arenda%2F&amp;usg=AOvVaw32FyYkkg9WGnPwh3avoTJ_&amp;opi=89978449</text:span></text:a></text:p>
          </table:table-cell>
          <table:table-cell table:style-name="Таблица2.A1" office:value-type="string">
            <text:p text:style-name="P66" loext:marker-style-name="T29"><text:span text:style-name="T29">1.https://quadrocopter.su/services/prokat-kvadrokoptera-arenda-koptera</text:span><text:span text:style-name="T29"/></text:p>
            <text:p text:style-name="P66" loext:marker-style-name="T29"><text:span text:style-name="T29">2. </text:span><text:a xlink:type="simple" xlink:href="https://gdeprosto.ru/rascenki/gorod/xakasiya/abakan/foto-i-video/aerosemka-arenda-kvadrokoptera-s-pilotom_7427/" text:style-name="Default_20_Style" text:visited-style-name="Default_20_Style"><text:span text:style-name="T30">https://gdeprosto.ru/rascenki/gorod/xakasiya/abakan/foto-i-video/aerosemka-arenda-kvadrokoptera-s-pilotom_7427/</text:span></text:a></text:p>
            <text:p text:style-name="P66" loext:marker-style-name="T14"><text:span text:style-name="T29">3. </text:span><text:a xlink:type="simple" xlink:href="https://stranauslug.ru/arenda-kvadrokopter/" text:style-name="Default_20_Style" text:visited-style-name="Default_20_Style"><text:span text:style-name="T30">https://stranauslug.ru/arenda-kvadrokopter/</text:span></text:a></text:p>
          </table:table-cell>
          <table:table-cell table:style-name="Таблица2.D1" office:value-type="string">
            <text:p text:style-name="P66" loext:marker-style-name="T29"><text:span text:style-name="T29">1.https://quadrocopter.su/services/prokat-kvadrokoptera-arenda-koptera</text:span><text:span text:style-name="T29"/></text:p>
            <text:p text:style-name="P66" loext:marker-style-name="T29"><text:span text:style-name="T29">2.https://pauri.ru/category/kvadrakoptery-prokat-i-arenda/</text:span><text:span text:style-name="T29"/></text:p>
            <text:p text:style-name="P66" loext:marker-style-name="T14"><text:span text:style-name="T29">3. </text:span><text:a xlink:type="simple" xlink:href="https://rabbitgo.ru/catalog/arenda-kvadrokoptera/" text:style-name="Default_20_Style" text:visited-style-name="Default_20_Style"><text:span text:style-name="T30">https://rabbitgo.ru/catalog/arenda-kvadrokoptera/</text:span></text:a></text:p>
          </table:table-cell>
        </table:table-row>
        <table:table-row table:style-name="Таблица2.2">
          <table:table-cell table:style-name="Таблица2.A2" office:value-type="string">
            <text:p text:style-name="P55" loext:marker-style-name="T14"><text:span text:style-name="T14">прокат дрона</text:span><text:span text:style-name="T14"/></text:p>
          </table:table-cell>
          <table:table-cell table:style-name="Таблица2.A2" office:value-type="string">
            <text:p text:style-name="P66" loext:marker-style-name="T29"><text:span text:style-name="T29">1.https://pauri.ru/category/kvadrakoptery-prokat-i-arenda/</text:span><text:span text:style-name="T29"/></text:p>
            <text:p text:style-name="P66" loext:marker-style-name="T29"><text:span text:style-name="T29">2. </text:span><text:a xlink:type="simple" xlink:href="https://rabbitgo.ru/catalog/arenda-kvadrokoptera/" text:style-name="Default_20_Style" text:visited-style-name="Default_20_Style"><text:span text:style-name="T30">https://rabbitgo.ru/catalog/arenda-kvadrokoptera/</text:span></text:a></text:p>
            <text:p text:style-name="P66" loext:marker-style-name="T14"><text:span text:style-name="T29">3. </text:span><text:a xlink:type="simple" xlink:href="https://quadrocopter.su/services/prokat-kvadrokoptera-arenda-koptera" text:style-name="Default_20_Style" text:visited-style-name="Default_20_Style"><text:span text:style-name="T30">https://quadrocopter.su/services/prokat-kvadrokoptera-arenda-koptera</text:span></text:a></text:p>
          </table:table-cell>
          <table:table-cell table:style-name="Таблица2.A2" office:value-type="string">
            <text:p text:style-name="P66" loext:marker-style-name="T29"><text:span text:style-name="T29">1.https://quadrocopter.su/services/prokat-kvadrokoptera-arenda-koptera</text:span><text:span text:style-name="T29"/></text:p>
            <text:p text:style-name="P66" loext:marker-style-name="T29"><text:span text:style-name="T29">2. </text:span><text:a xlink:type="simple" xlink:href="https://cornu.ru/arenda-gonochnogo-drona-dji-fpv/" text:style-name="Default_20_Style" text:visited-style-name="Default_20_Style"><text:span text:style-name="T30">https://cornu.ru/arenda-gonochnogo-drona-dji-fpv/</text:span></text:a></text:p>
            <text:p text:style-name="P66" loext:marker-style-name="T14"><text:span text:style-name="T29">3. </text:span><text:a xlink:type="simple" xlink:href="https://uslugi.yandex.ru/62-krasnoyarsk/category?text=аренда+квадрокоптера" text:style-name="Default_20_Style" text:visited-style-name="Default_20_Style"><text:span text:style-name="T30">https://uslugi.yandex.ru/62-krasnoyarsk/category?text=аренда+квадрокоптера</text:span></text:a></text:p>
          </table:table-cell>
          <table:table-cell table:style-name="Таблица2.D2" office:value-type="string">
            <text:p text:style-name="P66" loext:marker-style-name="T29"><text:span text:style-name="T29">1.https://quadrocopter.su/services/prokat-kvadrokoptera-arenda-koptera</text:span><text:span text:style-name="T29"/></text:p>
            <text:p text:style-name="P66" loext:marker-style-name="T29"><text:span text:style-name="T29">2.https://uslugi.yandex.ru/213-moscow/category?text=аренда+квадрокоптера+с+оператором</text:span><text:span text:style-name="T29"/></text:p>
            <text:p text:style-name="P66" loext:marker-style-name="T14"><text:span text:style-name="T29">3. </text:span><text:a xlink:type="simple" xlink:href="https://pauri.ru/category/kvadrakoptery-prokat-i-arenda/" text:style-name="Default_20_Style" text:visited-style-name="Default_20_Style"><text:span text:style-name="T30">https://pauri.ru/category/kvadrakoptery-prokat-i-arenda/</text:span></text:a></text:p>
          </table:table-cell>
        </table:table-row>
      </table:table>
      <text:p text:style-name="P77" loext:marker-style-name="T23"/>
      <text:p text:style-name="P77" loext:marker-style-name="T23"/>
      <text:p text:style-name="P77" loext:marker-style-name="T23"/>
      <text:p text:style-name="P77" loext:marker-style-name="T23"/>
      <text:p text:style-name="P77" loext:marker-style-name="T23"/>
      <text:p text:style-name="P77" loext:marker-style-name="T23"/>
      <text:p text:style-name="P77" loext:marker-style-name="T23"><text:soft-page-break/></text:p>
      <text:p text:style-name="P77" loext:marker-style-name="T23"/>
      <text:p text:style-name="P77" loext:marker-style-name="T23"/>
      <text:p text:style-name="P66" loext:marker-style-name="T23"><text:span text:style-name="T23">Продолжение таблицы 1</text:span><text:span text:style-name="T23"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66" loext:marker-style-name="T14"><text:span text:style-name="T29">Аэросъемка аренда</text:span><text:span text:style-name="T29"/></text:p>
          </table:table-cell>
          <table:table-cell table:style-name="Таблица3.A1" office:value-type="string">
            <text:p text:style-name="P66" loext:marker-style-name="T29"><text:span text:style-name="T29">1. </text:span><text:a xlink:type="simple" xlink:href="https://rabbitgo.ru/aerosemka-meropriyatij/" text:style-name="Default_20_Style" text:visited-style-name="Default_20_Style"><text:span text:style-name="T30">https://rabbitgo.ru/aerosemka-meropriyatij/</text:span></text:a></text:p>
            <text:p text:style-name="P66" loext:marker-style-name="T29"><text:span text:style-name="T29">2.https://pauri.ru/uslugi/aehrosemka-stroitelstvo/</text:span><text:span text:style-name="T29"/></text:p>
            <text:p text:style-name="P66" loext:marker-style-name="T14"><text:span text:style-name="T29">3.https://quadvision.ru/</text:span><text:span text:style-name="T29"/></text:p>
          </table:table-cell>
          <table:table-cell table:style-name="Таблица3.A1" office:value-type="string">
            <text:p text:style-name="P66" loext:marker-style-name="T29"><text:span text:style-name="T29">1.https://uslugi.yandex.ru/1095-abakan/category?text=аэросъемка</text:span><text:span text:style-name="T29"/></text:p>
            <text:p text:style-name="P66" loext:marker-style-name="T29"><text:span text:style-name="T29">2.https://datum-group.ru/projects/aerofotosemka/?utm_source=yandex&amp;utm_medium=cpc&amp;utm_campaign=Аэрофотосъемка%20%20Поиск%20%20РФ&amp;utm_content=15370691043&amp;utm_term=аэрофотосъемка&amp;region=1095&amp;region_name=Абакан.desktop.Абакан.48435622709.none&amp;block=premium.1&amp;yclid=2177869210666139647</text:span><text:span text:style-name="T29"/></text:p>
            <text:p text:style-name="P66" loext:marker-style-name="T14"><text:span text:style-name="T29">3. </text:span><text:a xlink:type="simple" xlink:href="https://zoon.ru/abakan/utility_service/type/aehrosyomka/" text:style-name="Default_20_Style" text:visited-style-name="Default_20_Style"><text:span text:style-name="T30">https://zoon.ru/abakan/utility_service/type/aehrosyomka/</text:span></text:a></text:p>
          </table:table-cell>
          <table:table-cell table:style-name="Таблица3.D1" office:value-type="string">
            <text:p text:style-name="P66" loext:marker-style-name="T29"><text:span text:style-name="T29">1.https://www.geoscan.ru/ru/services/aerofoto?utm_source=yandex&amp;utm_medium=cpc&amp;utm_campaign=cid%7C72507154%7Csearch&amp;utm_content=gid%7C4863883500%7Caid%7C11913185367%7C39294550521_39294550521&amp;utm_term=Аэросъемка%20с%20воздуха&amp;pm_source=rambler.ru&amp;pm_block=other&amp;pm_position=1&amp;etext=2202._4a95oSGFTY67hrqhm6T3qJ7o_iO1fB1nFaHUG7ZgrXIeaDwm6uO8cQGtudRyey5c2Fvcm5vZGFldXdtaWpvaA.5c12788c0128bd4ba06291ff55d8f4b1e6864d18&amp;yclid=1385395417738117119</text:span><text:span text:style-name="T29"/></text:p>
            <text:p text:style-name="P66" loext:marker-style-name="T29"><text:span text:style-name="T29">2.https://kinolet.com/</text:span><text:span text:style-name="T29"/></text:p>
            <text:p text:style-name="P66" loext:marker-style-name="T14"><text:span text:style-name="T29">3.https://rentrep.ru/</text:span><text:span text:style-name="T29"/></text:p>
          </table:table-cell>
        </table:table-row>
      </table:table>
      <text:p text:style-name="P77" loext:marker-style-name="T23"/>
      <text:p text:style-name="P82" loext:marker-style-name="T22"/>
      <text:p text:style-name="P61" loext:marker-style-name="T22"><text:span text:style-name="T22">Чаще всего встречались 3 веб-приложения:</text:span><text:span text:style-name="T22"/></text:p>
      <text:list xml:id="list2356822527" text:style-name="WWNum9">
        <text:list-item>
          <text:p text:style-name="P67" loext:marker-style-name="T9"><text:span text:style-name="T9">pauri.ru - https://pauri.ru/category/kvadrakoptery-prokat-i-arenda/ <text:s/>(6 раз)</text:span><text:span text:style-name="T9"/></text:p>
        </text:list-item>
        <text:list-item>
          <text:p text:style-name="P67" loext:marker-style-name="T6"><text:span text:style-name="T6">quadrocopter.su - https://quadrocopter.su/services/prokat-kvadrokoptera-arenda-</text:span><text:span text:style-name="T5">koptera </text:span><text:span text:style-name="T6">(5 </text:span><text:span text:style-name="T9">раз</text:span><text:span text:style-name="T6">)</text:span></text:p>
        </text:list-item>
        <text:list-item>
          <text:p text:style-name="P67" loext:marker-style-name="T9"><text:span text:style-name="T9">rabbitgo.ru - <text:s/>https://rabbitgo.ru/checkout/ (10 раз)</text:span><text:span text:style-name="T9"/></text:p>
        </text:list-item>
      </text:list>
      <text:p text:style-name="P43" loext:marker-style-name="T15"/>
      <text:p text:style-name="P43" loext:marker-style-name="T15"/>
      <text:p text:style-name="P43" loext:marker-style-name="T15"/>
      <text:p text:style-name="P43" loext:marker-style-name="T15"/>
      <text:p text:style-name="P43" loext:marker-style-name="T15"/>
      <text:p text:style-name="P43" loext:marker-style-name="T15"><text:soft-page-break/></text:p>
      <text:p text:style-name="P43" loext:marker-style-name="T15"/>
      <text:p text:style-name="P43" loext:marker-style-name="T15"/>
      <text:list text:style-name="WWNum26">
        <text:list-item>
          <text:p text:style-name="P6" loext:marker-style-name="T8"><text:span text:style-name="T8">Главная страница веб-приложения quadrocopter.su на рисунке 1.1.(</text:span><text:span text:style-name="T5">https</text:span><text:span text:style-name="T7">://</text:span><text:span text:style-name="T5">quadrocopter</text:span><text:span text:style-name="T7">.</text:span><text:span text:style-name="T5">su</text:span><text:span text:style-name="T7">/</text:span><text:span text:style-name="T5">services</text:span><text:span text:style-name="T7">/</text:span><text:span text:style-name="T5">prokat</text:span><text:span text:style-name="T7">-</text:span><text:span text:style-name="T5">kvadrokoptera</text:span><text:span text:style-name="T7">-</text:span><text:span text:style-name="T5">arenda</text:span><text:span text:style-name="T7">-</text:span><text:span text:style-name="T5">koptera</text:span><text:span text:style-name="T8">)</text:span></text:p>
        </text:list-item>
      </text:list>
      <text:p text:style-name="P9" loext:marker-style-name="T15"/>
      <text:p text:style-name="P60" loext:marker-style-name="T15"><draw:frame draw:style-name="fr1" draw:name="Объект1" text:anchor-type="as-char" svg:width="11.409cm" svg:height="10.837cm" draw:z-index="0"><draw:object-ole xlink:href="./Obj100" xlink:type="simple" xlink:show="embed" xlink:actuate="onLoad"/><draw:image xlink:href="./ObjectReplacements/Obj100" xlink:type="simple" xlink:show="embed" xlink:actuate="onLoad"/></draw:frame></text:p>
      <text:p text:style-name="P60" loext:marker-style-name="T23"><text:span text:style-name="T23">Рисунок 1 – Главная страница веб-приложения quadrocopter.su</text:span><text:span text:style-name="T23"/></text:p>
      <text:p text:style-name="P61" loext:marker-style-name="T27"><text:span text:style-name="T27">Плюсы</text:span><text:span text:style-name="T27"/></text:p>
      <text:list text:continue-list="list2356822527" text:style-name="WWNum9">
        <text:list-item>
          <text:p text:style-name="P67" loext:marker-style-name="T9"><text:span text:style-name="T9">Обратная связь </text:span><text:span text:style-name="T9"/></text:p>
        </text:list-item>
        <text:list-item>
          <text:p text:style-name="P67" loext:marker-style-name="T9"><text:span text:style-name="T9">Удобное меню навигации</text:span><text:span text:style-name="T9"/></text:p>
        </text:list-item>
        <text:list-item>
          <text:p text:style-name="P67" loext:marker-style-name="T9"><text:span text:style-name="T9">Есть личный кабинет</text:span><text:span text:style-name="T9"/></text:p>
        </text:list-item>
        <text:list-item>
          <text:p text:style-name="P67" loext:marker-style-name="T9"><text:span text:style-name="T9">Все кнопки и ссылки выделяются</text:span><text:span text:style-name="T9"/></text:p>
        </text:list-item>
      </text:list>
      <text:p text:style-name="P61" loext:marker-style-name="T9"><text:span text:style-name="T27">Минусы</text:span></text:p>
      <text:list text:continue-numbering="true" text:style-name="WWNum9">
        <text:list-item>
          <text:p text:style-name="P67" loext:marker-style-name="T9"><text:span text:style-name="T9">Версии для слабовидящих (и с ОВЗ) нет.</text:span><text:span text:style-name="T9"/></text:p>
        </text:list-item>
        <text:list-item>
          <text:p text:style-name="P67" loext:marker-style-name="T9"><text:span text:style-name="T9">Не адаптивный</text:span><text:span text:style-name="T9"/></text:p>
        </text:list-item>
        <text:list-item>
          <text:p text:style-name="P67" loext:marker-style-name="T9"><text:span text:style-name="T9">Форма оформления заказа примитивная</text:span><text:span text:style-name="T9"/></text:p>
        </text:list-item>
        <text:list-item>
          <text:p text:style-name="P67" loext:marker-style-name="T9"><text:span text:style-name="T9">Форма обратного звонка и «напишите нам» одна и та же</text:span><text:span text:style-name="T9"/></text:p>
        </text:list-item>
      </text:list>
      <text:p text:style-name="P37" loext:marker-style-name="T15"/>
      <text:p text:style-name="P37" loext:marker-style-name="T15"/>
      <text:p text:style-name="P37" loext:marker-style-name="T15"/>
      <text:p text:style-name="P37" loext:marker-style-name="T15"><text:soft-page-break/></text:p>
      <text:p text:style-name="P61" loext:marker-style-name="T9"><text:span text:style-name="T22">2.</text:span><text:span text:style-name="T9"> Главная страница веб-приложения rabbitgo.ru представлена на рисунке 2 </text:span><text:span text:style-name="T22">( </text:span><text:a xlink:type="simple" xlink:href="https://rabbitgo.ru/checkout/" text:style-name="Default_20_Style" text:visited-style-name="Default_20_Style"><text:span text:style-name="T28">https://rabbitgo.ru/checkout/</text:span></text:a><text:span text:style-name="T10">)</text:span></text:p>
      <text:p text:style-name="P78" loext:marker-style-name="T23"/>
      <text:p text:style-name="P49" loext:marker-style-name="T15"><draw:frame draw:style-name="fr2" draw:name="Объект2" text:anchor-type="as-char" svg:width="14.415cm" svg:height="9.885cm" draw:z-index="1"><draw:object-ole xlink:href="./Obj101" xlink:type="simple" xlink:show="embed" xlink:actuate="onLoad"/><draw:image xlink:href="./ObjectReplacements/Obj101" xlink:type="simple" xlink:show="embed" xlink:actuate="onLoad"/></draw:frame></text:p>
      <text:p text:style-name="P60" loext:marker-style-name="T23"><text:span text:style-name="T23">Рисунок 2 – Главная страница веб-приложения <text:s/>rabbitgo.ru</text:span><text:span text:style-name="T23"/></text:p>
      <text:p text:style-name="P38" loext:marker-style-name="T15"/>
      <text:p text:style-name="P61" loext:marker-style-name="T27"><text:span text:style-name="T27">Плюсы</text:span><text:span text:style-name="T27"/></text:p>
      <text:list text:continue-numbering="true" text:style-name="WWNum9">
        <text:list-item>
          <text:p text:style-name="P67" loext:marker-style-name="T9"><text:span text:style-name="T9">Обратная связь </text:span><text:span text:style-name="T9"/></text:p>
        </text:list-item>
        <text:list-item>
          <text:p text:style-name="P67" loext:marker-style-name="T9"><text:span text:style-name="T9">Удобное меню навигации</text:span><text:span text:style-name="T9"/></text:p>
        </text:list-item>
        <text:list-item>
          <text:p text:style-name="P67" loext:marker-style-name="T9"><text:span text:style-name="T9">Можно добавить квадрокоптеры в корзину</text:span><text:span text:style-name="T9"/></text:p>
        </text:list-item>
        <text:list-item>
          <text:p text:style-name="P67" loext:marker-style-name="T9"><text:span text:style-name="T9">Есть личный кабинет</text:span><text:span text:style-name="T9"/></text:p>
        </text:list-item>
        <text:list-item>
          <text:p text:style-name="P67" loext:marker-style-name="T9"><text:span text:style-name="T9">Все кнопки и ссылки выделяются</text:span><text:span text:style-name="T9"/></text:p>
        </text:list-item>
        <text:list-item>
          <text:p text:style-name="P67" loext:marker-style-name="T9"><text:span text:style-name="T9">Адаптивный под разные разрешения</text:span><text:span text:style-name="T9"/></text:p>
        </text:list-item>
        <text:list-item>
          <text:p text:style-name="P67" loext:marker-style-name="T9"><text:span text:style-name="T9">Красивый банер (карусель)</text:span><text:span text:style-name="T9"/></text:p>
        </text:list-item>
        <text:list-item>
          <text:p text:style-name="P67" loext:marker-style-name="T9"><text:span text:style-name="T9">Есть быстрый заказ, без регистрации на сайте (только имя и телефон).</text:span><text:span text:style-name="T9"/></text:p>
        </text:list-item>
      </text:list>
      <text:p text:style-name="P61" loext:marker-style-name="T27"><text:span text:style-name="T27">Минусы</text:span><text:span text:style-name="T27"/></text:p>
      <text:list text:continue-numbering="true" text:style-name="WWNum9">
        <text:list-item>
          <text:p text:style-name="P67" loext:marker-style-name="T9"><text:span text:style-name="T9">Версии для слабовидящих (и с ОВЗ) нет</text:span><text:span text:style-name="T9"/></text:p>
        </text:list-item>
        <text:list-item>
          <text:p text:style-name="P67" loext:marker-style-name="T9"><text:span text:style-name="T9">Навигация не фиксированная</text:span><text:span text:style-name="T9"/></text:p>
        </text:list-item>
      </text:list>
      <text:p text:style-name="P79" loext:marker-style-name="T23"/>
      <text:p text:style-name="P49" loext:marker-style-name="T15"><text:soft-page-break/><draw:frame draw:style-name="fr2" draw:name="Объект3" text:anchor-type="as-char" svg:width="10.753cm" svg:height="10.859cm" draw:z-index="2"><draw:object-ole xlink:href="./Obj102" xlink:type="simple" xlink:show="embed" xlink:actuate="onLoad"/><draw:image xlink:href="./ObjectReplacements/Obj102" xlink:type="simple" xlink:show="embed" xlink:actuate="onLoad"/></draw:frame></text:p>
      <text:p text:style-name="P49" loext:marker-style-name="T23"><text:span text:style-name="T23">Рисунок 3.1 - Полная форма заказа </text:span><text:span text:style-name="T23"/></text:p>
      <text:p text:style-name="P39" loext:marker-style-name="T15"/>
      <text:p text:style-name="P49" loext:marker-style-name="T15"><draw:frame draw:style-name="fr2" draw:name="Объект4" text:anchor-type="as-char" svg:width="10.689cm" svg:height="8.065cm" draw:z-index="3"><draw:object-ole xlink:href="./Obj103" xlink:type="simple" xlink:show="embed" xlink:actuate="onLoad"/><draw:image xlink:href="./ObjectReplacements/Obj103" xlink:type="simple" xlink:show="embed" xlink:actuate="onLoad"/></draw:frame></text:p>
      <text:p text:style-name="P49" loext:marker-style-name="T23"><text:span text:style-name="T23">Рисунок 3.2 - Полная форма заказа </text:span><text:span text:style-name="T23"/></text:p>
      <text:p text:style-name="P80" loext:marker-style-name="T23"/>
      <text:p text:style-name="P80" loext:marker-style-name="T23"/>
      <text:p text:style-name="P80" loext:marker-style-name="T23"/>
      <text:p text:style-name="P80" loext:marker-style-name="T23"/>
      <text:p text:style-name="P56" loext:marker-style-name="T9"><text:soft-page-break/><text:span text:style-name="T9">3. Главная страница веб-приложения <text:s/>pauri.ru (</text:span><text:a xlink:type="simple" xlink:href="https://pauri.ru/category/kvadrakoptery-prokat-i-arenda/" text:style-name="Default_20_Style" text:visited-style-name="Default_20_Style"><text:span text:style-name="T34">https://pauri.ru/category/kvadrakoptery-prokat-i-arenda/</text:span></text:a><text:span text:style-name="T10">)</text:span></text:p>
      <text:p text:style-name="P38" loext:marker-style-name="T15"/>
      <text:p text:style-name="P49" loext:marker-style-name="T15"><draw:frame draw:style-name="fr2" draw:name="Объект5" text:anchor-type="as-char" svg:width="12.34cm" svg:height="13.504cm" draw:z-index="4"><draw:object-ole xlink:href="./Obj104" xlink:type="simple" xlink:show="embed" xlink:actuate="onLoad"/><draw:image xlink:href="./ObjectReplacements/Obj104" xlink:type="simple" xlink:show="embed" xlink:actuate="onLoad"/></draw:frame></text:p>
      <text:p text:style-name="P60" loext:marker-style-name="T23"><text:span text:style-name="T23">Рисунок 4 – Главная страница веб-приложения <text:s/>pauri.ru</text:span><text:span text:style-name="T23"/></text:p>
      <text:p text:style-name="P45" loext:marker-style-name="T15"/>
      <text:p text:style-name="P61" loext:marker-style-name="T27"><text:span text:style-name="T27">Плюсы</text:span><text:span text:style-name="T27"/></text:p>
      <text:list text:continue-numbering="true" text:style-name="WWNum9">
        <text:list-item>
          <text:p text:style-name="P67" loext:marker-style-name="T9"><text:span text:style-name="T9">Обратная связь </text:span><text:span text:style-name="T9"/></text:p>
        </text:list-item>
        <text:list-item>
          <text:p text:style-name="P67" loext:marker-style-name="T9"><text:span text:style-name="T9">Удобное меню навигации</text:span><text:span text:style-name="T9"/></text:p>
        </text:list-item>
        <text:list-item>
          <text:p text:style-name="P67" loext:marker-style-name="T9"><text:span text:style-name="T9">Можно добавить квадрокоптеры в корзину</text:span><text:span text:style-name="T9"/></text:p>
        </text:list-item>
        <text:list-item>
          <text:p text:style-name="P67" loext:marker-style-name="T9"><text:span text:style-name="T9">Есть личный кабинет</text:span><text:span text:style-name="T9"/></text:p>
        </text:list-item>
        <text:list-item>
          <text:p text:style-name="P67" loext:marker-style-name="T9"><text:span text:style-name="T9">Все кнопки и ссылки выделяются</text:span><text:span text:style-name="T9"/></text:p>
        </text:list-item>
        <text:list-item>
          <text:p text:style-name="P67" loext:marker-style-name="T9"><text:span text:style-name="T9">Адаптивен под разные разрешения</text:span><text:span text:style-name="T9"/></text:p>
        </text:list-item>
      </text:list>
      <text:p text:style-name="P61" loext:marker-style-name="T27"><text:span text:style-name="T27">Минусы</text:span><text:span text:style-name="T27"/></text:p>
      <text:list text:continue-numbering="true" text:style-name="WWNum9">
        <text:list-item>
          <text:p text:style-name="P67" loext:marker-style-name="T9"><text:span text:style-name="T9">Версии для слабовидящих (и с ОВЗ) нет</text:span><text:span text:style-name="T9"/></text:p>
        </text:list-item>
        <text:list-item>
          <text:p text:style-name="P67" loext:marker-style-name="T9"><text:span text:style-name="T9">Навигация не фиксированная</text:span><text:span text:style-name="T9"/></text:p>
        </text:list-item>
      </text:list>
      <text:p text:style-name="P38" loext:marker-style-name="T15"/>
      <text:p text:style-name="P61" loext:marker-style-name="T23"><text:soft-page-break/><text:span text:style-name="T23">В таблице основных решений при разработке своего веб-приложения были рассмотрены следующие варианты критериев сравнения:</text:span><text:span text:style-name="T23"/></text:p>
      <text:list text:continue-numbering="true" text:style-name="WWNum9">
        <text:list-item>
          <text:p text:style-name="P67" loext:marker-style-name="T9"><text:span text:style-name="T9">понятное навигационное меню;</text:span><text:span text:style-name="T9"/></text:p>
        </text:list-item>
        <text:list-item>
          <text:p text:style-name="P67" loext:marker-style-name="T9"><text:span text:style-name="T9">индивидуальный дизайн;</text:span><text:span text:style-name="T9"/></text:p>
        </text:list-item>
        <text:list-item>
          <text:p text:style-name="P67" loext:marker-style-name="T9"><text:span text:style-name="T9">ориентация по сайту;</text:span><text:span text:style-name="T9"/></text:p>
        </text:list-item>
        <text:list-item>
          <text:p text:style-name="P67" loext:marker-style-name="T9"><text:span text:style-name="T9">наличие регистрации\авторизации;</text:span><text:span text:style-name="T9"/></text:p>
        </text:list-item>
        <text:list-item>
          <text:p text:style-name="P67" loext:marker-style-name="T9"><text:span text:style-name="T9">мобильная версия сайта</text:span><text:span text:style-name="T9"/></text:p>
        </text:list-item>
        <text:list-item>
          <text:p text:style-name="P67" loext:marker-style-name="T9"><text:span text:style-name="T9">личный кабинет пользователя;</text:span><text:span text:style-name="T9"/></text:p>
        </text:list-item>
        <text:list-item>
          <text:p text:style-name="P67" loext:marker-style-name="T9"><text:span text:style-name="T9">обратная связь;</text:span><text:span text:style-name="T9"/></text:p>
        </text:list-item>
        <text:list-item>
          <text:p text:style-name="P67" loext:marker-style-name="T9"><text:span text:style-name="T9">раздел с доп. Информацией об оплате;</text:span><text:span text:style-name="T9"/></text:p>
        </text:list-item>
        <text:list-item>
          <text:p text:style-name="P67" loext:marker-style-name="T9"><text:span text:style-name="T9">указано, какие банковские карты поддерживаются</text:span><text:span text:style-name="T9"/></text:p>
        </text:list-item>
      </text:list>
      <text:p text:style-name="P61" loext:marker-style-name="T23"><text:span text:style-name="T23">Результаты сравнения приведены в сводной таблице 2.</text:span><text:span text:style-name="T23"/></text:p>
      <text:p text:style-name="P77" loext:marker-style-name="T23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table:number-rows-spanned="2" office:value-type="string">
            <text:p text:style-name="P13" loext:marker-style-name="T36"><text:span text:style-name="T16">Критерии</text:span><text:span text:style-name="T36"> </text:span><text:span text:style-name="T16">сравнения</text:span><text:span text:style-name="T36"> </text:span></text:p>
            <text:p text:style-name="P13"/>
          </table:table-cell>
          <table:table-cell table:style-name="Таблица4.B1" table:number-columns-spanned="3" office:value-type="string">
            <text:p text:style-name="P50"><text:span text:style-name="T23">Название веб-приложений конкурентов</text:span></text:p>
          </table:table-cell>
          <table:covered-table-cell/>
          <table:covered-table-cell/>
        </table:table-row>
        <table:table-row table:style-name="Таблица4.2">
          <table:covered-table-cell table:style-name="Таблица4.A1"/>
          <table:table-cell table:style-name="Таблица4.B2" office:value-type="string">
            <text:p text:style-name="P15"><text:span text:style-name="T35">quadrocopter.su</text:span></text:p>
          </table:table-cell>
          <table:table-cell table:style-name="Таблица4.B2" office:value-type="string">
            <text:p text:style-name="P22"><text:a xlink:type="simple" xlink:href="https://rabbitgo.ru/checkout/" text:style-name="Default_20_Style" text:visited-style-name="Default_20_Style"><text:span text:style-name="T35">https://rabbitgo.ru/checkout/</text:span></text:a></text:p>
          </table:table-cell>
          <table:table-cell table:style-name="Таблица4.D2" office:value-type="string">
            <text:p text:style-name="P22"><text:a xlink:type="simple" xlink:href="https://pauri.ru/checkout/" text:style-name="Default_20_Style" text:visited-style-name="Default_20_Style"><text:span text:style-name="T35">https://pauri.ru/checkout/</text:span></text:a></text:p>
          </table:table-cell>
        </table:table-row>
        <table:table-row table:style-name="Таблица4.2">
          <table:table-cell table:style-name="Таблица4.B2" office:value-type="string">
            <text:p text:style-name="P16"><text:span text:style-name="T31">Обратная</text:span><text:span text:style-name="T32"> </text:span><text:span text:style-name="T31">связь</text:span></text:p>
          </table:table-cell>
          <table:table-cell table:style-name="Таблица4.B2" office:value-type="string">
            <text:p text:style-name="P13"><text:span text:style-name="T37">+</text:span></text:p>
          </table:table-cell>
          <table:table-cell table:style-name="Таблица4.B2" office:value-type="string">
            <text:p text:style-name="P13"><text:span text:style-name="T37">+</text:span></text:p>
          </table:table-cell>
          <table:table-cell table:style-name="Таблица4.D2" office:value-type="string">
            <text:p text:style-name="P13"><text:span text:style-name="T37">+</text:span></text:p>
          </table:table-cell>
        </table:table-row>
        <table:table-row table:style-name="Таблица4.2">
          <table:table-cell table:style-name="Таблица4.B2" office:value-type="string">
            <text:p text:style-name="P22"><text:span text:style-name="T17">Раздел</text:span><text:span text:style-name="T37"> </text:span><text:span text:style-name="T17">с</text:span><text:span text:style-name="T37"> </text:span><text:span text:style-name="T17">доп</text:span><text:span text:style-name="T37">. </text:span><text:span text:style-name="T17">Информацией</text:span><text:span text:style-name="T37"> </text:span><text:span text:style-name="T17">об</text:span><text:span text:style-name="T37"> </text:span><text:span text:style-name="T17">оплате</text:span></text:p>
          </table:table-cell>
          <table:table-cell table:style-name="Таблица4.B2" office:value-type="string">
            <text:p text:style-name="P13"><text:span text:style-name="T37">+</text:span></text:p>
          </table:table-cell>
          <table:table-cell table:style-name="Таблица4.B2" office:value-type="string">
            <text:p text:style-name="P13"><text:span text:style-name="T37">+</text:span></text:p>
          </table:table-cell>
          <table:table-cell table:style-name="Таблица4.D2" office:value-type="string">
            <text:p text:style-name="P13"><text:span text:style-name="T37">+</text:span></text:p>
          </table:table-cell>
        </table:table-row>
        <table:table-row table:style-name="Таблица4.2">
          <table:table-cell table:style-name="Таблица4.B2" office:value-type="string">
            <text:p text:style-name="P22"><text:span text:style-name="T31">Понятное</text:span><text:span text:style-name="T32"> </text:span><text:span text:style-name="T31">навигационное</text:span><text:span text:style-name="T32"> </text:span><text:span text:style-name="T31">меню</text:span></text:p>
          </table:table-cell>
          <table:table-cell table:style-name="Таблица4.B2" office:value-type="string">
            <text:p text:style-name="P13"><text:span text:style-name="T37">+</text:span></text:p>
          </table:table-cell>
          <table:table-cell table:style-name="Таблица4.B2" office:value-type="string">
            <text:p text:style-name="P13"><text:span text:style-name="T37">+</text:span></text:p>
          </table:table-cell>
          <table:table-cell table:style-name="Таблица4.D2" office:value-type="string">
            <text:p text:style-name="P13"><text:span text:style-name="T37">+</text:span></text:p>
          </table:table-cell>
        </table:table-row>
        <table:table-row table:style-name="Таблица4.2">
          <table:table-cell table:style-name="Таблица4.B2" office:value-type="string">
            <text:p text:style-name="P15"><text:span text:style-name="T31">Наличие</text:span><text:span text:style-name="T32"> </text:span><text:span text:style-name="T31">регистрации</text:span><text:span text:style-name="T32">/</text:span><text:span text:style-name="T31">авторизации</text:span></text:p>
          </table:table-cell>
          <table:table-cell table:style-name="Таблица4.B2" office:value-type="string">
            <text:p text:style-name="P13"><text:span text:style-name="T37">-</text:span></text:p>
          </table:table-cell>
          <table:table-cell table:style-name="Таблица4.B2" office:value-type="string">
            <text:p text:style-name="P13"><text:span text:style-name="T37">+</text:span></text:p>
          </table:table-cell>
          <table:table-cell table:style-name="Таблица4.D2" office:value-type="string">
            <text:p text:style-name="P13"><text:span text:style-name="T37">+</text:span></text:p>
          </table:table-cell>
        </table:table-row>
        <table:table-row table:style-name="Таблица4.2">
          <table:table-cell table:style-name="Таблица4.B2" office:value-type="string">
            <text:p text:style-name="P22"><text:span text:style-name="T31">Личный</text:span><text:span text:style-name="T32"> </text:span><text:span text:style-name="T31">кабинет</text:span><text:span text:style-name="T32"> </text:span><text:span text:style-name="T31">пользователя</text:span></text:p>
          </table:table-cell>
          <table:table-cell table:style-name="Таблица4.B2" office:value-type="string">
            <text:p text:style-name="P13"><text:span text:style-name="T37">-</text:span></text:p>
          </table:table-cell>
          <table:table-cell table:style-name="Таблица4.B2" office:value-type="string">
            <text:p text:style-name="P13"><text:span text:style-name="T37">+</text:span></text:p>
          </table:table-cell>
          <table:table-cell table:style-name="Таблица4.D2" office:value-type="string">
            <text:p text:style-name="P13"><text:span text:style-name="T37">+</text:span></text:p>
          </table:table-cell>
        </table:table-row>
        <table:table-row table:style-name="Таблица4.2">
          <table:table-cell table:style-name="Таблица4.B2" office:value-type="string">
            <text:p text:style-name="P23"><text:span text:style-name="T17">Возможность</text:span><text:span text:style-name="T37"> </text:span><text:span text:style-name="T17">указать</text:span><text:span text:style-name="T37"> </text:span><text:span text:style-name="T17">электронную</text:span><text:span text:style-name="T37"> </text:span><text:span text:style-name="T17">почту</text:span><text:span text:style-name="T37"> </text:span><text:span text:style-name="T17">для</text:span><text:span text:style-name="T37"> </text:span><text:span text:style-name="T17">получения</text:span><text:span text:style-name="T37"> </text:span><text:span text:style-name="T17">чека</text:span><text:span text:style-name="T37"> </text:span><text:span text:style-name="T17">об</text:span><text:span text:style-name="T37"> </text:span><text:span text:style-name="T17">оплате</text:span></text:p>
          </table:table-cell>
          <table:table-cell table:style-name="Таблица4.B2" office:value-type="string">
            <text:p text:style-name="P13"><text:span text:style-name="T37">+</text:span></text:p>
          </table:table-cell>
          <table:table-cell table:style-name="Таблица4.B2" office:value-type="string">
            <text:p text:style-name="P13"><text:span text:style-name="T37">+</text:span></text:p>
          </table:table-cell>
          <table:table-cell table:style-name="Таблица4.D2" office:value-type="string">
            <text:p text:style-name="P13"><text:span text:style-name="T37">+</text:span></text:p>
          </table:table-cell>
        </table:table-row>
        <table:table-row table:style-name="Таблица4.9">
          <table:table-cell table:style-name="Таблица4.B2" office:value-type="string">
            <text:p text:style-name="P23"><text:span text:style-name="T17">Указано,</text:span><text:span text:style-name="T37"> </text:span><text:span text:style-name="T17">какие</text:span><text:span text:style-name="T37"> </text:span><text:span text:style-name="T17">банковские</text:span><text:span text:style-name="T37"> </text:span><text:span text:style-name="T17">карты</text:span><text:span text:style-name="T37"> </text:span><text:span text:style-name="T17">поддерживаются</text:span></text:p>
          </table:table-cell>
          <table:table-cell table:style-name="Таблица4.B2" office:value-type="string">
            <text:p text:style-name="P13"><text:span text:style-name="T37">+</text:span></text:p>
          </table:table-cell>
          <table:table-cell table:style-name="Таблица4.B2" office:value-type="string">
            <text:p text:style-name="P13"><text:span text:style-name="T37">-</text:span></text:p>
          </table:table-cell>
          <table:table-cell table:style-name="Таблица4.D2" office:value-type="string">
            <text:p text:style-name="P13"><text:span text:style-name="T37">+</text:span></text:p>
          </table:table-cell>
        </table:table-row>
        <table:table-row table:style-name="Таблица4.2">
          <table:table-cell table:style-name="Таблица4.B2" office:value-type="string">
            <text:p text:style-name="P22"><text:span text:style-name="T17">Мобильная</text:span><text:span text:style-name="T37"> </text:span><text:span text:style-name="T17">версия</text:span><text:span text:style-name="T37"> </text:span><text:span text:style-name="T17">сайта</text:span></text:p>
          </table:table-cell>
          <table:table-cell table:style-name="Таблица4.B2" office:value-type="string">
            <text:p text:style-name="P13"><text:span text:style-name="T37">-</text:span></text:p>
          </table:table-cell>
          <table:table-cell table:style-name="Таблица4.B2" office:value-type="string">
            <text:p text:style-name="P13"><text:span text:style-name="T37">+</text:span></text:p>
          </table:table-cell>
          <table:table-cell table:style-name="Таблица4.D2" office:value-type="string">
            <text:p text:style-name="P13"><text:span text:style-name="T37">+</text:span></text:p>
          </table:table-cell>
        </table:table-row>
        <table:table-row table:style-name="Таблица4.11">
          <table:table-cell table:style-name="Таблица4.B2" office:value-type="string">
            <text:p text:style-name="P22"><text:span text:style-name="T31">Индивидуальный</text:span><text:span text:style-name="T32"> </text:span><text:span text:style-name="T31">дизайн</text:span></text:p>
          </table:table-cell>
          <table:table-cell table:style-name="Таблица4.B2" office:value-type="string">
            <text:p text:style-name="P13"><text:span text:style-name="T37">-</text:span></text:p>
          </table:table-cell>
          <table:table-cell table:style-name="Таблица4.B2" office:value-type="string">
            <text:p text:style-name="P13"><text:span text:style-name="T37">+</text:span></text:p>
          </table:table-cell>
          <table:table-cell table:style-name="Таблица4.D2" office:value-type="string">
            <text:p text:style-name="P13"><text:span text:style-name="T37">+</text:span></text:p>
          </table:table-cell>
        </table:table-row>
      </table:table>
      <text:p text:style-name="P60" loext:marker-style-name="T23"><text:span text:style-name="T23">Таблица 2 – Cводная таблица по критериям сравнения</text:span><text:span text:style-name="T23"/></text:p>
      <text:p text:style-name="P81" loext:marker-style-name="T23"/>
      <text:p text:style-name="P61" loext:marker-style-name="T23"><text:span text:style-name="T23">Вывод: сайты, хоть и связаны одной темой, имеют разный дизайн и наполнение, свои плюсы и минусы. Но версии для слабовидящих нет, ни на одном из этих трех сайтов.</text:span><text:span text:style-name="T23"/></text:p>
      <text:p text:style-name="P61" loext:marker-style-name="T23"><text:span text:style-name="T23">В результате исследования было принято решение взять более понравившиеся и подходящие моей задумке идеи, но в более подходящем дизайне.</text:span><text:span text:style-name="T23"/></text:p>
      <text:p text:style-name="P46" loext:marker-style-name="T15"/>
      <text:h text:style-name="P57" text:outline-level="2" loext:marker-style-name="T20"><text:bookmark-start text:name="_Toc153313190"/><text:span text:style-name="T20">Постановка задачи</text:span><text:bookmark-end text:name="_Toc153313190"/><text:span text:style-name="T20"/></text:h>
      <text:p text:style-name="P61" loext:marker-style-name="T23"><text:soft-page-break/><text:span text:style-name="T23">В современном мире с каждым днём появляется всё больше и больше новых технологий. В настоящее время сложно представить организацию, у которой нет веб-сайта.</text:span><text:span text:style-name="T23"/></text:p>
      <text:p text:style-name="P61" loext:marker-style-name="T23"><text:span text:style-name="T23">К вам обратилась компания «Квадрокоптер+» – новая и энергичная компания по аренде квадрокоптеров и дронов. Главная цель компании – сделать доступным пользование квадрокоптерами для широкой аудитории молодежи. </text:span><text:span text:style-name="T23"/></text:p>
      <text:p text:style-name="P61" loext:marker-style-name="T23"><text:span text:style-name="T23">Основные принципы работы сервиса: </text:span><text:span text:style-name="T23"/></text:p>
      <text:p text:style-name="P68" loext:marker-style-name="T1"><text:span text:style-name="T1">1.<text:tab/>Выбрать любой удобный квадрокоптер или дрон для аренды.</text:span><text:span text:style-name="T1"/></text:p>
      <text:p text:style-name="P68" loext:marker-style-name="T1"><text:span text:style-name="T1">2.<text:tab/>Возможность выбора места аренды (не менее 3-х пунктов), времени, даты</text:span><text:span text:style-name="T1"/></text:p>
      <text:p text:style-name="P68" loext:marker-style-name="T1"><text:span text:style-name="T1">3.<text:tab/>Выбор тарифа</text:span><text:span text:style-name="T1"/></text:p>
      <text:p text:style-name="P68" loext:marker-style-name="T1"><text:span text:style-name="T1">4.<text:tab/>Удобная система оплаты</text:span><text:span text:style-name="T1"/></text:p>
      <text:p text:style-name="P61" loext:marker-style-name="T23"><text:span text:style-name="T23">Призыв: Выбирай свободу передвижения, сокращай расстояния!</text:span><text:span text:style-name="T23"/></text:p>
      <text:p text:style-name="P61" loext:marker-style-name="T23"><text:span text:style-name="T23">Вам необходимо использовать все имеющиеся навыки в дизайне и верстке, чтобы сверстать Landing Page, а также все остальные страницы. Используйте анимацию для привлечения внимания посетителя к акцентам и основным объектам сервиса. </text:span><text:span text:style-name="T23"/></text:p>
      <text:p text:style-name="P61" loext:marker-style-name="T23"><text:span text:style-name="T23">Заказчик хочет, чтобы сайт был современный и энергичный, а также удобный, простой и не менял свои качества при различных разрешениях экрана.</text:span><text:span text:style-name="T23"/></text:p>
      <text:p text:style-name="P61" loext:marker-style-name="T23"><text:span text:style-name="T23">Заказчик отметил, что услугами аренды квадрокоптеров, в основном, пользуются люди, от 18 лет, подростки и взрослые.</text:span><text:span text:style-name="T23"/></text:p>
      <text:p text:style-name="P77" loext:marker-style-name="T23"/>
      <text:h text:style-name="P57" text:outline-level="2" loext:marker-style-name="T20"><text:bookmark-start text:name="_Toc153313191"/><text:span text:style-name="T20">Разработка и описание фирменного стиля</text:span><text:bookmark-end text:name="_Toc153313191"/><text:span text:style-name="T20"/></text:h>
      <text:list text:style-name="WWNum33">
        <text:list-item>
          <text:p text:style-name="P69" loext:marker-style-name="T23"><text:span text:style-name="T23">Логотип сайта</text:span><text:span text:style-name="T23"/></text:p>
        </text:list-item>
        <text:list-item>
          <text:p text:style-name="P69" loext:marker-style-name="T23"><text:span text:style-name="T23">Цветовое решение</text:span><text:span text:style-name="T23"/></text:p>
        </text:list-item>
        <text:list-item>
          <text:p text:style-name="P69" loext:marker-style-name="T23"><text:span text:style-name="T23">Выбор шрифтов</text:span><text:span text:style-name="T23"/></text:p>
        </text:list-item>
        <text:list-item>
          <text:p text:style-name="P69" loext:marker-style-name="T23"><text:span text:style-name="T23">UI KIT (примеры в папке Фирменный стиль) – на отдельном макете расположить примеры всех заголовков (h1-h4), коды цветов, блок абзаца, формы с заполнением и без, кнопки в трех состояниях (обычная, при наведении, неактивная)</text:span><text:span text:style-name="T23"/></text:p>
        </text:list-item>
        <text:list-item>
          <text:p text:style-name="P69" loext:marker-style-name="T23"><text:span text:style-name="T23">Используемые иконки или иконочные шрифты</text:span><text:span text:style-name="T23"/></text:p>
        </text:list-item>
        <text:list-item>
          <text:p text:style-name="P69" loext:marker-style-name="T23"><text:span text:style-name="T23">Адрес Figma</text:span><text:span text:style-name="T23"/></text:p>
        </text:list-item>
      </text:list>
      <text:p text:style-name="P76" loext:marker-style-name="T20"/>
      <text:h text:style-name="P63" text:outline-level="2" loext:marker-style-name="T20"><text:bookmark-start text:name="_Toc153313192"/><text:soft-page-break/><text:span text:style-name="T20">Разработка макетов (минимум для 3-х устройств) следующих страницы веб-сайта</text:span><text:bookmark-end text:name="_Toc153313192"/><text:span text:style-name="T20"/></text:h>
      <text:list text:style-name="WWNum32">
        <text:list-item>
          <text:p text:style-name="P70" loext:marker-style-name="T23"><text:span text:style-name="T23">Главная страница - Landing Page</text:span><text:span text:style-name="T23"/></text:p>
        </text:list-item>
        <text:list-item>
          <text:p text:style-name="P70" loext:marker-style-name="T23"><text:span text:style-name="T23">Страница входа в личный кабинет</text:span><text:span text:style-name="T23"/></text:p>
        </text:list-item>
        <text:list-item>
          <text:p text:style-name="P70" loext:marker-style-name="T23"><text:span text:style-name="T23">Страница регистрации в личном кабинете</text:span><text:span text:style-name="T23"/></text:p>
        </text:list-item>
        <text:list-item>
          <text:p text:style-name="P70" loext:marker-style-name="T23"><text:span text:style-name="T23">Страница личного кабинета</text:span><text:span text:style-name="T23"/></text:p>
        </text:list-item>
        <text:list-item>
          <text:p text:style-name="P70" loext:marker-style-name="T23"><text:span text:style-name="T23">Страница бронирования</text:span><text:span text:style-name="T23"/></text:p>
        </text:list-item>
        <text:list-item>
          <text:p text:style-name="P70" loext:marker-style-name="T23"><text:span text:style-name="T23">Страница история бронирования</text:span><text:span text:style-name="T23"/></text:p>
        </text:list-item>
        <text:list-item>
          <text:p text:style-name="P70" loext:marker-style-name="T23"><text:span text:style-name="T23">Страница точки проката</text:span><text:span text:style-name="T23"/></text:p>
        </text:list-item>
        <text:list-item>
          <text:p text:style-name="P70" loext:marker-style-name="T23"><text:span text:style-name="T23">Страница банковские карты</text:span><text:span text:style-name="T23"/></text:p>
        </text:list-item>
        <text:list-item>
          <text:p text:style-name="P70" loext:marker-style-name="T23"><text:span text:style-name="T23">Пользовательское соглашение</text:span><text:span text:style-name="T23"/></text:p>
        </text:list-item>
      </text:list>
      <text:p text:style-name="P47" loext:marker-style-name="T15"/>
      <text:p text:style-name="P61" loext:marker-style-name="T23"><text:span text:style-name="T23">Выполнить адаптацию под три устройства (телефон, планшет, ПК).</text:span><text:span text:style-name="T23"/></text:p>
      <text:p text:style-name="P35" loext:marker-style-name="T15"/>
      <text:h text:style-name="P24" text:outline-level="2" loext:marker-style-name="T20"><text:bookmark-start text:name="_Toc153313193"/><text:span text:style-name="T20">Описание проектируемого функционала</text:span><text:bookmark-end text:name="_Toc153313193"/><text:span text:style-name="T20"/></text:h>
      <text:p text:style-name="P25" loext:marker-style-name="T20"><text:span text:style-name="T20">……..</text:span><text:span text:style-name="T20"/></text:p>
      <text:p text:style-name="P36" loext:marker-style-name="T15"/>
      <text:h text:style-name="P51" text:outline-level="1" loext:marker-style-name="T20"><text:bookmark-start text:name="_Toc153313194"/><text:span text:style-name="T20">РАЗРАБОТКА ИНТЕРФЕЙСА ВЕБ-ПРИЛОЖЕНИЯ</text:span><text:bookmark-end text:name="_Toc153313194"/><text:span text:style-name="T20"/></text:h>
      <text:list xml:id="list3489776864" text:style-name="WWNum31">
        <text:list-item>
          <text:h text:style-name="P7" text:outline-level="2" loext:marker-style-name="T20"><text:bookmark-start text:name="_Toc153313195"/><text:span text:style-name="T20">Главная страница</text:span><text:bookmark-end text:name="_Toc153313195"/><text:span text:style-name="T20"/></text:h>
        </text:list-item>
      </text:list>
      <text:p text:style-name="P61" loext:marker-style-name="T3"><text:span text:style-name="T3">Главная страница </text:span><text:span text:style-name="T11">(landing page) </text:span><text:span text:style-name="T3">содержит следующие блоки:</text:span></text:p>
      <text:p text:style-name="P28" loext:marker-style-name="T15"/>
      <text:list text:style-name="WWNum11">
        <text:list-item>
          <text:p text:style-name="P71" loext:marker-style-name="T23"><text:span text:style-name="T23">Секция о доверии компании (блок с информацией о компании)</text:span><text:span text:style-name="T23"/></text:p>
        </text:list-item>
        <text:list-item>
          <text:p text:style-name="P71" loext:marker-style-name="T23"><text:span text:style-name="T23">Блок с новостями</text:span><text:span text:style-name="T23"/></text:p>
        </text:list-item>
        <text:list-item>
          <text:p text:style-name="P71" loext:marker-style-name="T23"><text:span text:style-name="T23">Блок с инфографикой о квадрокоптерах</text:span><text:span text:style-name="T23"/></text:p>
        </text:list-item>
        <text:list-item>
          <text:p text:style-name="P71" loext:marker-style-name="T23"><text:span text:style-name="T23">Подвал (навигация и социальные сети)</text:span><text:span text:style-name="T23"/></text:p>
        </text:list-item>
      </text:list>
      <text:p text:style-name="P43" loext:marker-style-name="T15"/>
      <text:p text:style-name="P43" loext:marker-style-name="T15"/>
      <text:p text:style-name="P61" loext:marker-style-name="T23"><text:span text:style-name="T23">Шапка сайта</text:span><text:span text:style-name="T23"/></text:p>
      <text:p text:style-name="P77" loext:marker-style-name="T23"/>
      <text:p text:style-name="P17" loext:marker-style-name="T23"><text:span text:style-name="T38">○</text:span><text:span text:style-name="T1"><text:tab/></text:span><text:span text:style-name="T23">Логотип компании</text:span></text:p>
      <text:p text:style-name="P31" loext:marker-style-name="T15"/>
      <text:p text:style-name="P17" loext:marker-style-name="T15"><text:soft-page-break/><draw:frame draw:style-name="fr1" draw:name="Объект6" text:anchor-type="as-char" svg:width="7.662cm" svg:height="3.514cm" draw:z-index="5"><draw:object-ole xlink:href="./Obj105" xlink:type="simple" xlink:show="embed" xlink:actuate="onLoad"/><draw:image xlink:href="./ObjectReplacements/Obj105" xlink:type="simple" xlink:show="embed" xlink:actuate="onLoad"/></draw:frame></text:p>
      <text:p text:style-name="P31" loext:marker-style-name="T15"/>
      <text:p text:style-name="P31" loext:marker-style-name="T15"/>
      <text:p text:style-name="P31" loext:marker-style-name="T15"/>
      <text:p text:style-name="P31" loext:marker-style-name="T15"/>
      <text:p text:style-name="P31" loext:marker-style-name="T15"/>
      <text:p text:style-name="P31" loext:marker-style-name="T15"/>
      <text:p text:style-name="P31" loext:marker-style-name="T15"/>
      <text:p text:style-name="P17" loext:marker-style-name="T23"><text:span text:style-name="T38">○</text:span><text:span text:style-name="T23"><text:tab/>Меню навигации</text:span></text:p>
      <text:list text:continue-numbering="true" text:style-name="WWNum11">
        <text:list-item>
          <text:p text:style-name="P71" loext:marker-style-name="T23"><text:span text:style-name="T1"><text:tab/></text:span><text:span text:style-name="T23">Акции</text:span></text:p>
        </text:list-item>
        <text:list-item>
          <text:p text:style-name="P71" loext:marker-style-name="T23"><text:span text:style-name="T23"><text:tab/>Бронирование</text:span><text:span text:style-name="T23"/></text:p>
        </text:list-item>
        <text:list-item>
          <text:p text:style-name="P71" loext:marker-style-name="T23"><text:span text:style-name="T23"><text:tab/>Личный кабинет</text:span></text:p>
        </text:list-item>
        <text:list-item>
          <text:p text:style-name="P84" loext:marker-style-name="T23"><text:span text:style-name="T23">Точки проката</text:span></text:p>
        </text:list-item>
      </text:list>
      <text:p text:style-name="P61" loext:marker-style-name="T3"><text:span text:style-name="T3">Слайдер с рекламой </text:span><text:span text:style-name="T1">квадрокоптеров </text:span><text:span text:style-name="T3">и услуг (карусель) </text:span><text:span text:style-name="T1">с использованием JS или CSS </text:span><text:span text:style-name="T3">представлен в Листинге 1</text:span></text:p>
      <text:p text:style-name="P44" loext:marker-style-name="T15"/>
      <text:p text:style-name="P66" loext:marker-style-name="T3"><text:span text:style-name="T3">Листинг 1. Код слайдера</text:span><text:span text:style-name="T3"/></text:p>
      <text:p text:style-name="P28" loext:marker-style-name="T15"/>
      <text:list text:continue-numbering="true" text:style-name="WWNum11">
        <text:list-item>
          <text:p text:style-name="P71" loext:marker-style-name="T23"><text:span text:style-name="T23">Секция о доверии компании.</text:span><text:span text:style-name="T23"/></text:p>
        </text:list-item>
      </text:list>
      <text:p text:style-name="P43" loext:marker-style-name="T15"/>
      <text:p text:style-name="P61" loext:marker-style-name="T3"><text:span text:style-name="T3"><text:s/>(с комментариями)</text:span><text:span text:style-name="T3"/></text:p>
      <text:p text:style-name="P61" loext:marker-style-name="T3"><text:span text:style-name="T3">Код формы поиска с валидацией на JS представлена в Листинге 2.</text:span><text:span text:style-name="T3"/></text:p>
      <text:p text:style-name="P66" loext:marker-style-name="T3"><text:span text:style-name="T3">Листинг 2. Код формы поиска</text:span><text:span text:style-name="T3"/></text:p>
      <text:p text:style-name="P17" loext:marker-style-name="T1"><text:span text:style-name="T1">Класс квадрокоптера</text:span><text:span text:style-name="T1"/></text:p>
      <text:list xml:id="list92858177996945" text:continue-numbering="true" text:style-name="WWNum11">
        <text:list-item>
          <text:p text:style-name="P71" loext:marker-style-name="T23"><text:span text:style-name="T23"><text:tab/>Марка</text:span><text:span text:style-name="T23"/></text:p>
        </text:list-item>
        <text:list-item>
          <text:p text:style-name="P71" loext:marker-style-name="T23"><text:span text:style-name="T23"><text:tab/>Модель</text:span><text:span text:style-name="T23"/></text:p>
        </text:list-item>
        <text:list-item>
          <text:p text:style-name="P71" loext:marker-style-name="T23"><text:span text:style-name="T23"><text:tab/>Кнопка поиска</text:span><text:span text:style-name="T23"/></text:p>
        </text:list-item>
      </text:list>
      <text:p text:style-name="P31" loext:marker-style-name="T15"/>
      <text:p text:style-name="P61" loext:marker-style-name="T3"><text:span text:style-name="T3"><text:s/>(с комментариями)</text:span><text:span text:style-name="T3"/></text:p>
      <text:p text:style-name="P66" loext:marker-style-name="T3"><text:span text:style-name="T3">Описание блока, содержащего анимированную инфографику с кратким описанием самокатов.</text:span><text:span text:style-name="T3"/></text:p>
      <text:p text:style-name="P66" loext:marker-style-name="T3"><text:span text:style-name="T3">Листинг….</text:span><text:span text:style-name="T3"/></text:p>
      <text:list xml:id="list92858830694369" text:continue-list="list3489776864" text:style-name="WWNum31">
        <text:list-item>
          <text:h text:style-name="P7" text:outline-level="2" loext:marker-style-name="T20"><text:bookmark-start text:name="_Toc153313196"/><text:span text:style-name="T20">Страница бронирования</text:span><text:bookmark-end text:name="_Toc153313196"/><text:span text:style-name="T20"> </text:span><text:span text:style-name="T20"/></text:h>
        </text:list-item>
      </text:list>
      <text:p text:style-name="P16" loext:marker-style-name="T1"><text:span text:style-name="T1">На этой странице необходимо отобразить форму для сбора данных клиентов и его </text:span><text:span text:style-name="T2">квадракоптера</text:span><text:span text:style-name="T1">, а именно:</text:span></text:p>
      <text:list text:continue-list="list92858177996945" text:style-name="WWNum11">
        <text:list-item>
          <text:p text:style-name="P71" loext:marker-style-name="T23"><text:soft-page-break/><text:span text:style-name="T23"><text:tab/>Данные об квадрокоптерах</text:span><text:span text:style-name="T23"/></text:p>
        </text:list-item>
        <text:list-item>
          <text:p text:style-name="P71" loext:marker-style-name="T23"><text:span text:style-name="T23"><text:tab/>Идентификатор квадрокоптера</text:span><text:span text:style-name="T23"/></text:p>
        </text:list-item>
        <text:list-item>
          <text:p text:style-name="P71" loext:marker-style-name="T23"><text:span text:style-name="T23"><text:tab/>Марка квадрокоптера</text:span><text:span text:style-name="T23"/></text:p>
        </text:list-item>
        <text:list-item>
          <text:p text:style-name="P71" loext:marker-style-name="T23"><text:span text:style-name="T23"><text:tab/>Название квадрокоптера</text:span><text:span text:style-name="T23"/></text:p>
        </text:list-item>
        <text:list-item>
          <text:p text:style-name="P71" loext:marker-style-name="T23"><text:span text:style-name="T23"><text:tab/>Время / Дата бронирования</text:span><text:span text:style-name="T23"/></text:p>
        </text:list-item>
        <text:list-item>
          <text:p text:style-name="P71" loext:marker-style-name="T23"><text:span text:style-name="T23"><text:tab/>Время / Дата возврата</text:span><text:span text:style-name="T23"/></text:p>
        </text:list-item>
        <text:list-item>
          <text:p text:style-name="P71" loext:marker-style-name="T23"><text:span text:style-name="T23"><text:tab/>Стоимость бронирования за день / час</text:span><text:span text:style-name="T23"/></text:p>
        </text:list-item>
        <text:list-item>
          <text:p text:style-name="P71" loext:marker-style-name="T23"><text:span text:style-name="T23"><text:tab/>Точка проката</text:span><text:span text:style-name="T23"/></text:p>
        </text:list-item>
        <text:list-item>
          <text:p text:style-name="P71" loext:marker-style-name="T23"><text:span text:style-name="T23"><text:tab/>Данные о клиенте с валидацией на JS</text:span><text:span text:style-name="T23"/></text:p>
        </text:list-item>
        <text:list-item>
          <text:p text:style-name="P71" loext:marker-style-name="T23"><text:span text:style-name="T23"><text:tab/>Имя (обязательное поле, разрешенные символы (кириллица, пробел и тире))</text:span><text:span text:style-name="T23"/></text:p>
        </text:list-item>
        <text:list-item>
          <text:p text:style-name="P71" loext:marker-style-name="T23"><text:span text:style-name="T23"><text:tab/>Фамилия (обязательное поле, разрешенные символы (кириллица, пробел и тире))</text:span><text:span text:style-name="T23"/></text:p>
        </text:list-item>
        <text:list-item>
          <text:p text:style-name="P71" loext:marker-style-name="T23"><text:span text:style-name="T23">○<text:tab/>Отчество (обязательное поле, разрешенные символы (кириллица, пробел и тире))</text:span><text:span text:style-name="T23"/></text:p>
        </text:list-item>
        <text:list-item>
          <text:p text:style-name="P71" loext:marker-style-name="T23"><text:span text:style-name="T23"><text:tab/>Номер телефона</text:span><text:span text:style-name="T23"/></text:p>
        </text:list-item>
        <text:list-item>
          <text:p text:style-name="P71" loext:marker-style-name="T23"><text:span text:style-name="T23"><text:tab/>Паспортные данные</text:span><text:span text:style-name="T23"/></text:p>
        </text:list-item>
        <text:list-item>
          <text:p text:style-name="P71" loext:marker-style-name="T23"><text:span text:style-name="T23"><text:tab/>Банковская карта (отображаются последние 4 цифры номера банковской карты) </text:span><text:span text:style-name="T23"/></text:p>
        </text:list-item>
      </text:list>
      <text:p text:style-name="P28" loext:marker-style-name="T15"/>
      <text:p text:style-name="P16" loext:marker-style-name="T1"><text:span text:style-name="T1"><text:tab/>Кнопка для бронирования квадрокоптера и возможность для бронирования нескольких квадрокоптеров.</text:span><text:span text:style-name="T1"/></text:p>
      <text:p text:style-name="P16" loext:marker-style-name="T1"><text:span text:style-name="T1"><text:tab/>Финальная стоимость</text:span><text:span text:style-name="T1"/></text:p>
      <text:p text:style-name="P16" loext:marker-style-name="T1"><text:span text:style-name="T1">Формируется исходя из данных. Прокат квадрокоптера: 1 час — 1350 руб. 6 часов 8000 руб. Сутки 12000 руб.</text:span><text:span text:style-name="T1"/></text:p>
      <text:p text:style-name="P28" loext:marker-style-name="T15"/>
      <text:list xml:id="list92858104755686" text:continue-numbering="true" text:style-name="WWNum11">
        <text:list-item>
          <text:p text:style-name="P71" loext:marker-style-name="T23"><text:span text:style-name="T1"><text:tab/></text:span><text:span text:style-name="T23">Возможность выбора квадрокоптера</text:span></text:p>
        </text:list-item>
        <text:list-item>
          <text:p text:style-name="P71" loext:marker-style-name="T23"><text:span text:style-name="T23"><text:tab/>Возможность выбора банковской карты</text:span><text:span text:style-name="T23"/></text:p>
        </text:list-item>
        <text:list-item>
          <text:p text:style-name="P71" loext:marker-style-name="T23"><text:span text:style-name="T23"><text:tab/>Кнопка для оформления бронирования</text:span><text:span text:style-name="T23"/></text:p>
        </text:list-item>
      </text:list>
      <text:p text:style-name="P28" loext:marker-style-name="T15"/>
      <text:list xml:id="list92858499164838" text:continue-list="list92858830694369" text:style-name="WWNum31">
        <text:list-item>
          <text:h text:style-name="P7" text:outline-level="2" loext:marker-style-name="T20"><text:bookmark-start text:name="_Toc153313197"/><text:span text:style-name="T20">Страница регистрации в личном кабинете</text:span><text:bookmark-end text:name="_Toc153313197"/><text:span text:style-name="T20"/></text:h>
        </text:list-item>
      </text:list>
      <text:p text:style-name="P16" loext:marker-style-name="T3"><text:span text:style-name="T3">На этой странице вам необходимо сделать форму с </text:span><text:span text:style-name="T39">валидацией на JS </text:span><text:span text:style-name="T3">со следующими полями:</text:span></text:p>
      <text:list xml:id="list92859995996390" text:continue-list="list92858104755686" text:style-name="WWNum11">
        <text:list-item>
          <text:p text:style-name="P71" loext:marker-style-name="T23"><text:span text:style-name="T3"><text:tab/></text:span><text:span text:style-name="T23">Имя (кириллица, пробел, знак тире)</text:span></text:p>
        </text:list-item>
        <text:list-item>
          <text:p text:style-name="P71" loext:marker-style-name="T23"><text:span text:style-name="T23"><text:tab/>Фамилия (кириллица, пробел, знак тире)</text:span><text:span text:style-name="T23"/></text:p>
        </text:list-item>
        <text:list-item>
          <text:p text:style-name="P71" loext:marker-style-name="T23"><text:span text:style-name="T23"><text:tab/>Отчество (кириллица, пробел, знак тире)</text:span><text:span text:style-name="T23"/></text:p>
        </text:list-item>
        <text:list-item>
          <text:p text:style-name="P71" loext:marker-style-name="T23"><text:span text:style-name="T23"><text:tab/>Паспортные данные (только цифры, 2 поля серия и номер)</text:span><text:span text:style-name="T23"/></text:p>
        </text:list-item>
        <text:list-item>
          <text:p text:style-name="P71" loext:marker-style-name="T23"><text:span text:style-name="T23"><text:tab/>Телефон </text:span><text:span text:style-name="T23"/></text:p>
        </text:list-item>
        <text:list-item>
          <text:p text:style-name="P71" loext:marker-style-name="T23"><text:span text:style-name="T23"><text:tab/>Дата рождения (тип дата, 1920-2018). </text:span><text:span text:style-name="T23"/></text:p>
        </text:list-item>
        <text:list-item>
          <text:p text:style-name="P71" loext:marker-style-name="T23"><text:soft-page-break/><text:span text:style-name="T23"><text:tab/>Пароль <text:s/>(обязательное поле, не менее 8-ти символов);</text:span><text:span text:style-name="T23"/></text:p>
        </text:list-item>
      </text:list>
      <text:p text:style-name="P19" loext:marker-style-name="T1"><text:span text:style-name="T1"><text:s text:c="5"/>Повтор пароля обязательное поле, должно совпадать с полем </text:span><text:span text:style-name="T23">Пароль.</text:span></text:p>
      <text:p text:style-name="P16" loext:marker-style-name="T3"><text:span text:style-name="T3">Кнопка для регистрации.</text:span></text:p>
      <text:p text:style-name="P32" loext:marker-style-name="T15"/>
      <text:p text:style-name="P15" loext:marker-style-name="T21"><text:span text:style-name="T21">При ошибках валидации пользователю должны выводиться сообщения без перезагрузки страницы.</text:span><text:span text:style-name="T21"/></text:p>
      <text:p text:style-name="P33" loext:marker-style-name="T15"/>
      <text:list xml:id="list92858113841308" text:continue-list="list92858499164838" text:style-name="WWNum31">
        <text:list-item>
          <text:h text:style-name="P7" text:outline-level="2" loext:marker-style-name="T20"><text:bookmark-start text:name="_Toc153313198"/><text:span text:style-name="T20">Страница входа в личный кабинет</text:span><text:bookmark-end text:name="_Toc153313198"/><text:span text:style-name="T20"/></text:h>
        </text:list-item>
      </text:list>
      <text:p text:style-name="P16" loext:marker-style-name="T1"><text:span text:style-name="T1">На этой странице необходимо сделать форму со следующими полями:</text:span></text:p>
      <text:list xml:id="list92859114590070" text:continue-list="list92859995996390" text:style-name="WWNum11">
        <text:list-item>
          <text:p text:style-name="P71" loext:marker-style-name="T23"><text:span text:style-name="T1"><text:tab/></text:span><text:span text:style-name="T23">Телефон </text:span></text:p>
        </text:list-item>
        <text:list-item>
          <text:p text:style-name="P71" loext:marker-style-name="T23"><text:span text:style-name="T23"><text:tab/>Пароль </text:span><text:span text:style-name="T23"/></text:p>
        </text:list-item>
        <text:list-item>
          <text:p text:style-name="P71" loext:marker-style-name="T23"><text:span text:style-name="T23"><text:tab/>Кнопка для входа </text:span><text:span text:style-name="T23"/></text:p>
        </text:list-item>
      </text:list>
      <text:list xml:id="list92859760594740" text:continue-list="list92858113841308" text:style-name="WWNum31">
        <text:list-item>
          <text:h text:style-name="P7" text:outline-level="2" loext:marker-style-name="T20"><text:bookmark-start text:name="_Toc153313199"/><text:span text:style-name="T20">Страница истории бронирований</text:span><text:bookmark-end text:name="_Toc153313199"/><text:span text:style-name="T20"/></text:h>
        </text:list-item>
      </text:list>
      <text:p text:style-name="P16" loext:marker-style-name="T1"><text:span text:style-name="T1">На этой странице необходимо отобразить всю информацию об истории</text:span><text:span text:style-name="T1"/></text:p>
      <text:p text:style-name="P16" loext:marker-style-name="T1"><text:span text:style-name="T1">бронирований, а именно:</text:span><text:span text:style-name="T1"/></text:p>
      <text:list text:continue-list="list92859114590070" text:style-name="WWNum11">
        <text:list-item>
          <text:p text:style-name="P71" loext:marker-style-name="T23"><text:span text:style-name="T23"><text:s/>Информация о бронировании</text:span><text:span text:style-name="T23"/></text:p>
        </text:list-item>
        <text:list-item>
          <text:p text:style-name="P71" loext:marker-style-name="T23"><text:span text:style-name="T23"><text:s/>Код бронирования</text:span><text:span text:style-name="T23"/></text:p>
        </text:list-item>
        <text:list-item>
          <text:p text:style-name="P71" loext:marker-style-name="T23"><text:span text:style-name="T23"><text:s/>Стоимость бронирования</text:span><text:span text:style-name="T23"/></text:p>
        </text:list-item>
      </text:list>
      <text:p text:style-name="P16" loext:marker-style-name="T1"><text:span text:style-name="T1">Информация об аренде (для каждого заказа)</text:span></text:p>
      <text:list xml:id="list92858456009040" text:continue-numbering="true" text:style-name="WWNum11">
        <text:list-item>
          <text:p text:style-name="P71" loext:marker-style-name="T23"><text:span text:style-name="T23"><text:s/>Номер заказа</text:span><text:span text:style-name="T23"/></text:p>
        </text:list-item>
        <text:list-item>
          <text:p text:style-name="P71" loext:marker-style-name="T23"><text:span text:style-name="T23"><text:s/>Марка квадрокоптера</text:span><text:span text:style-name="T23"/></text:p>
        </text:list-item>
        <text:list-item>
          <text:p text:style-name="P71" loext:marker-style-name="T23"><text:span text:style-name="T23">Модель квадрокоптера</text:span><text:span text:style-name="T23"/></text:p>
        </text:list-item>
        <text:list-item>
          <text:p text:style-name="P71" loext:marker-style-name="T23"><text:span text:style-name="T23"><text:s/>Фото квадрокоптера</text:span><text:span text:style-name="T23"/></text:p>
        </text:list-item>
        <text:list-item>
          <text:p text:style-name="P71" loext:marker-style-name="T23"><text:span text:style-name="T23"><text:s/>Время/дата начала аренды</text:span><text:span text:style-name="T23"/></text:p>
        </text:list-item>
        <text:list-item>
          <text:p text:style-name="P71" loext:marker-style-name="T23"><text:span text:style-name="T23"><text:s/>Время/дата окончания аренды</text:span><text:span text:style-name="T23"/></text:p>
        </text:list-item>
        <text:list-item>
          <text:p text:style-name="P71" loext:marker-style-name="T23"><text:span text:style-name="T23"><text:s/>Итоговое количество часов/дней аренды</text:span><text:span text:style-name="T23"/></text:p>
        </text:list-item>
        <text:list-item>
          <text:p text:style-name="P71" loext:marker-style-name="T23"><text:span text:style-name="T23"><text:s/>Адрес точки проката, где производилась аренда</text:span><text:span text:style-name="T23"/></text:p>
        </text:list-item>
        <text:list-item>
          <text:p text:style-name="P71" loext:marker-style-name="T23"><text:span text:style-name="T23"><text:s/>Итоговая стоимость аренды</text:span><text:span text:style-name="T23"/></text:p>
        </text:list-item>
        <text:list-item>
          <text:p text:style-name="P71" loext:marker-style-name="T23"><text:span text:style-name="T23"><text:s/>Кнопка для повторного бронирования</text:span><text:span text:style-name="T23"/></text:p>
        </text:list-item>
      </text:list>
      <text:p text:style-name="P34" loext:marker-style-name="T15"/>
      <text:list xml:id="list92858366480656" text:continue-list="list92859760594740" text:style-name="WWNum31">
        <text:list-item>
          <text:h text:style-name="P8" text:outline-level="2" loext:marker-style-name="T20"><text:bookmark-start text:name="_Toc153313200"/><text:span text:style-name="T20">Страница личного кабинета</text:span><text:bookmark-end text:name="_Toc153313200"/><text:span text:style-name="T20"/></text:h>
        </text:list-item>
      </text:list>
      <text:p text:style-name="P16" loext:marker-style-name="T1"><text:span text:style-name="T1">На этой странице необходимо отобразить информацию о пользователе, а именно:</text:span><text:span text:style-name="T1"/></text:p>
      <text:list text:continue-list="list92858456009040" text:style-name="WWNum11">
        <text:list-item>
          <text:p text:style-name="P71" loext:marker-style-name="T23"><text:span text:style-name="T1"><text:tab/></text:span><text:span text:style-name="T23">Имя </text:span></text:p>
        </text:list-item>
        <text:list-item>
          <text:p text:style-name="P71" loext:marker-style-name="T23"><text:span text:style-name="T23"><text:tab/>Фамилия </text:span><text:span text:style-name="T23"/></text:p>
        </text:list-item>
        <text:list-item>
          <text:p text:style-name="P71" loext:marker-style-name="T23"><text:span text:style-name="T23"><text:tab/>Отчество</text:span><text:span text:style-name="T23"/></text:p>
        </text:list-item>
        <text:list-item>
          <text:p text:style-name="P71" loext:marker-style-name="T23"><text:soft-page-break/><text:span text:style-name="T23"><text:tab/>Баллы</text:span><text:span text:style-name="T23"/></text:p>
        </text:list-item>
        <text:list-item>
          <text:p text:style-name="P71" loext:marker-style-name="T23"><text:span text:style-name="T23"><text:tab/>Количество бронирований</text:span><text:span text:style-name="T23"/></text:p>
        </text:list-item>
        <text:list-item>
          <text:p text:style-name="P71" loext:marker-style-name="T23"><text:span text:style-name="T23"><text:tab/>Кнопка перехода на страницу банковские карты </text:span><text:span text:style-name="T23"/></text:p>
        </text:list-item>
        <text:list-item>
          <text:p text:style-name="P71" loext:marker-style-name="T23"><text:span text:style-name="T23"><text:tab/>Кнопка выхода из личного кабинета </text:span><text:span text:style-name="T23"/></text:p>
        </text:list-item>
        <text:list-item>
          <text:p text:style-name="P71" loext:marker-style-name="T23"><text:span text:style-name="T23"><text:tab/>Бронирования. Каждое бронирование должно отражать следующую <text:line-break/> <text:s text:c="10"/>информацию:</text:span><text:span text:style-name="T23"/></text:p>
        </text:list-item>
      </text:list>
      <text:p text:style-name="P18" loext:marker-style-name="T1"><text:span text:style-name="T1"><text:tab/>Идентификатор квадрокоптера</text:span><text:span text:style-name="T1"/></text:p>
      <text:p text:style-name="P18" loext:marker-style-name="T1"><text:span text:style-name="T1"><text:tab/>Марка </text:span><text:span text:style-name="T1"/></text:p>
      <text:p text:style-name="P18" loext:marker-style-name="T1"><text:span text:style-name="T1"><text:tab/>Название </text:span><text:span text:style-name="T1"/></text:p>
      <text:p text:style-name="P18" loext:marker-style-name="T1"><text:span text:style-name="T1"><text:tab/>Картинка квадрокоптера</text:span><text:span text:style-name="T1"/></text:p>
      <text:p text:style-name="P18" loext:marker-style-name="T1"><text:span text:style-name="T1"><text:tab/>Описание квадрокоптера</text:span><text:span text:style-name="T1"/></text:p>
      <text:p text:style-name="P18" loext:marker-style-name="T1"><text:span text:style-name="T1"><text:tab/>Дата/время бронирования</text:span><text:span text:style-name="T1"/></text:p>
      <text:p text:style-name="P18" loext:marker-style-name="T1"><text:span text:style-name="T1"><text:tab/>Дата/время возврата</text:span><text:span text:style-name="T1"/></text:p>
      <text:p text:style-name="P18" loext:marker-style-name="T21"><text:span text:style-name="T21"><text:tab/>Выбранная точка проката</text:span><text:span text:style-name="T21"/></text:p>
      <text:p text:style-name="P41" loext:marker-style-name="T15"/>
      <text:list text:continue-list="list92858366480656" text:style-name="WWNum31">
        <text:list-item>
          <text:h text:style-name="P8" text:outline-level="2" loext:marker-style-name="T20"><text:bookmark-start text:name="_Toc153313201"/><text:span text:style-name="T20">Страница точек проката</text:span><text:bookmark-end text:name="_Toc153313201"/><text:span text:style-name="T20"/></text:h>
        </text:list-item>
      </text:list>
      <text:p text:style-name="P16" loext:marker-style-name="T1"><text:span text:style-name="T1">На этой странице необходимо отобразить карту со всеми местонахождениями точек проката. Всего в городе 3 точки проката (Спортивный комплекс «Абакан», Краеведческий музей, Спортивный комплекс «Саяны»). При нажатии на точку проката отображается список из 4-х квадрокоптеров, доступных к бронированию.</text:span><text:span text:style-name="T1"/></text:p>
      <text:p text:style-name="P16" loext:marker-style-name="T21"><text:span text:style-name="T21">Отображение и выбор точек на карте реализуйте с помощью JS (например, с использованием yandex map API)</text:span><text:span text:style-name="T21"/></text:p>
      <text:list text:continue-numbering="true" text:style-name="WWNum31">
        <text:list-item>
          <text:h text:style-name="P8" text:outline-level="2" loext:marker-style-name="T20"><text:bookmark-start text:name="_Toc153313202"/><text:span text:style-name="T20">Страница банковские карты</text:span><text:bookmark-end text:name="_Toc153313202"/><text:span text:style-name="T20"> </text:span><text:span text:style-name="T20"/></text:h>
        </text:list-item>
      </text:list>
      <text:p text:style-name="P16" loext:marker-style-name="T1"><text:span text:style-name="T1">На этой странице необходимо отобразить информацию о привязанных банковских картах клиента, а именно:</text:span><text:span text:style-name="T1"/></text:p>
      <text:p text:style-name="P16" loext:marker-style-name="T1"><text:span text:style-name="T1"><text:tab/>Номер карты (номер карты должен быть не явным, отображаются последние 4 цифры)</text:span><text:span text:style-name="T1"/></text:p>
      <text:p text:style-name="P16" loext:marker-style-name="T1"><text:span text:style-name="T1"><text:tab/>Тип карты (Visa, MasterCard, Мир): тип банковской карты определяется по первым цифрам номера карты (1111 - Visa, 2222 - MasterCard, 3333 – Мир)</text:span><text:span text:style-name="T1"/></text:p>
      <text:p text:style-name="P16" loext:marker-style-name="T1"><text:span text:style-name="T1"><text:tab/>Активность (Активна/Закончился срок обслуживания карты)</text:span><text:span text:style-name="T1"/></text:p>
      <text:p text:style-name="P16" loext:marker-style-name="T1"><text:span text:style-name="T1"><text:tab/>Кнопка удалить карту</text:span><text:span text:style-name="T1"/></text:p>
      <text:p text:style-name="P16" loext:marker-style-name="T1"><text:span text:style-name="T1"><text:tab/>Кнопка добавить банковскую карту (модальное окно)</text:span><text:span text:style-name="T1"/></text:p>
      <text:p text:style-name="P28" loext:marker-style-name="T15"/>
      <text:p text:style-name="P16" loext:marker-style-name="T1"><text:span text:style-name="T1">Модальное окно добавить банковскую карту</text:span><text:span text:style-name="T1"/></text:p>
      <text:p text:style-name="P16" loext:marker-style-name="T1"><text:span text:style-name="T1">Данное окно содержит информацию о добавляемой банковской карте, а именно: </text:span><text:span text:style-name="T1"/></text:p>
      <text:p text:style-name="P16" loext:marker-style-name="T1"><text:span text:style-name="T1"><text:tab/>Номер карты (длина номера карты 16 символов, разделенных пробелом по 4 символа)</text:span><text:span text:style-name="T1"/></text:p>
      <text:p text:style-name="P16" loext:marker-style-name="T1"><text:span text:style-name="T1"><text:tab/>Имя и фамилия держателя банковской карты латиницей</text:span><text:span text:style-name="T1"/></text:p>
      <text:p text:style-name="P16" loext:marker-style-name="T1"><text:span text:style-name="T1"><text:tab/>Дата окончания банковской карты</text:span><text:span text:style-name="T1"/></text:p>
      <text:p text:style-name="P16" loext:marker-style-name="T1"><text:span text:style-name="T1"><text:tab/>Код CVV/CVC (длина кода 3 символа)</text:span><text:span text:style-name="T1"/></text:p>
      <text:p text:style-name="P16" loext:marker-style-name="T1"><text:soft-page-break/><text:span text:style-name="T1"><text:tab/>Кнопка добавить (после нажатия кнопки банковская карта появляется на странице банковская карта)</text:span><text:span text:style-name="T1"/></text:p>
      <text:p text:style-name="P28" loext:marker-style-name="T15"/>
      <text:p text:style-name="P28" loext:marker-style-name="T15"/>
      <text:p text:style-name="P16" loext:marker-style-name="T1"><text:span text:style-name="T1">Необходимо создать логотип компании в формате PNG. </text:span><text:span text:style-name="T1"/></text:p>
      <text:p text:style-name="P28" loext:marker-style-name="T15"/>
      <text:p text:style-name="P16" loext:marker-style-name="T1"><text:span text:style-name="T1">Сохраните сверстанные страницы со следующими именами:</text:span><text:span text:style-name="T1"/></text:p>
      <text:p text:style-name="P16" loext:marker-style-name="T1"><text:span text:style-name="T1"><text:tab/>Главная страница - Landing Page – index.html</text:span><text:span text:style-name="T1"/></text:p>
      <text:p text:style-name="P16" loext:marker-style-name="T1"><text:span text:style-name="T1"><text:tab/>Страница входа в личный кабинет – login.html</text:span><text:span text:style-name="T1"/></text:p>
      <text:p text:style-name="P16" loext:marker-style-name="T1"><text:span text:style-name="T1"><text:tab/>Страница регистрации в личном кабинете – register.html</text:span><text:span text:style-name="T1"/></text:p>
      <text:p text:style-name="P16" loext:marker-style-name="T1"><text:span text:style-name="T1"><text:tab/>Страница личного кабинета – profile.html</text:span><text:span text:style-name="T1"/></text:p>
      <text:p text:style-name="P16" loext:marker-style-name="T1"><text:span text:style-name="T1"><text:tab/>Страница бронирования – booking.html</text:span><text:span text:style-name="T1"/></text:p>
      <text:p text:style-name="P16" loext:marker-style-name="T1"><text:span text:style-name="T1"><text:tab/>Страница история бронирования – history.html</text:span><text:span text:style-name="T1"/></text:p>
      <text:p text:style-name="P16" loext:marker-style-name="T1"><text:span text:style-name="T1"><text:tab/>Страница точки проката – rentplace.html</text:span><text:span text:style-name="T1"/></text:p>
      <text:p text:style-name="P16" loext:marker-style-name="T1"><text:span text:style-name="T1"><text:tab/>Страница банковские карты – cards.html</text:span><text:span text:style-name="T1"/></text:p>
      <text:p text:style-name="P28" loext:marker-style-name="T15"/>
      <text:p text:style-name="P28" loext:marker-style-name="T15"/>
      <text:p text:style-name="P28" loext:marker-style-name="T15"/>
      <text:p text:style-name="P28" loext:marker-style-name="T15"/>
      <text:p text:style-name="P28" loext:marker-style-name="T15"/>
      <text:p text:style-name="P36" loext:marker-style-name="T15"/>
      <text:h text:style-name="P75" text:outline-level="1" loext:marker-style-name="T20"/>
      <text:h text:style-name="P75" text:outline-level="1" loext:marker-style-name="T20"/>
      <text:h text:style-name="P75" text:outline-level="1" loext:marker-style-name="T20"/>
      <text:h text:style-name="P75" text:outline-level="1" loext:marker-style-name="T20"/>
      <text:h text:style-name="P75" text:outline-level="1" loext:marker-style-name="T20"/>
      <text:h text:style-name="P75" text:outline-level="1" loext:marker-style-name="T20"/>
      <text:h text:style-name="P75" text:outline-level="1" loext:marker-style-name="T20"/>
      <text:h text:style-name="P75" text:outline-level="1" loext:marker-style-name="T20"/>
      <text:h text:style-name="P75" text:outline-level="1" loext:marker-style-name="T20"/>
      <text:p text:style-name="P73" loext:marker-style-name="T20"><text:bookmark-start text:name="_Toc153313203"/></text:p>
      <text:h text:style-name="P52" text:outline-level="1" loext:marker-style-name="T20"><text:span text:style-name="T20">ЗАКЛЮЧЕНИЕ</text:span><text:bookmark-end text:name="_Toc153313203"/><text:span text:style-name="T20"/></text:h>
      <text:p text:style-name="P61" loext:marker-style-name="T26"><text:span text:style-name="T26">Что было сделано в результате прохождения учебной практики, какими средствами.</text:span><text:span text:style-name="T26"/></text:p>
      <text:p text:style-name="P43" loext:marker-style-name="T15"/>
      <text:p text:style-name="P73" loext:marker-style-name="T20"><text:bookmark-start text:name="_Toc153313204"/></text:p>
      <text:h text:style-name="P52" text:outline-level="1" loext:marker-style-name="T20"><text:span text:style-name="T20">СПИСОК ИСПОЛЬЗУЕМЫХ ИСТОЧНИКОВ</text:span><text:bookmark-end text:name="_Toc153313204"/><text:span text:style-name="T20"/></text:h>
      <text:p text:style-name="P40" loext:marker-style-name="T15"/>
      <text:p text:style-name="P74" loext:marker-style-name="T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nos" svg:font-family="Tinos" style:font-family-generic="roman" style:font-pitch="variable"/>
    <style:font-face style:name="Tinos1" svg:font-family="Tinos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en" style:country-asian="US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_20__28_WW_29_" style:display-name="Default Paragraph Font (WW)" style:family="text"/>
    <style:style style:name="Верхний_20_колонтитул_20_Знак" style:display-name="Верхний колонтитул Знак" style:family="text" style:parent-style-name="Default_20_Paragraph_20_Font_20__28_WW_29_"/>
    <style:style style:name="Нижний_20_колонтитул_20_Знак" style:display-name="Нижний колонтитул Знак" style:family="text" style:parent-style-name="Default_20_Paragraph_20_Font_20__28_WW_29_"/>
    <style:style style:name="Заголовок_20_1_20_Знак" style:display-name="Заголовок 1 Знак" style:family="text" style:parent-style-name="Default_20_Paragraph_20_Font_20__28_WW_29_"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>
      <style:text-properties style:font-name-complex="Courier New1" style:font-family-complex="'Courier New'" style:font-family-generic-complex="system" style:font-pitch-complex="variable"/>
    </style:style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>
      <style:text-properties style:font-name-complex="Courier New1" style:font-family-complex="'Courier New'" style:font-family-generic-complex="system" style:font-pitch-complex="variable"/>
    </style:style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>
      <style:text-properties style:font-name-complex="Courier New1" style:font-family-complex="'Courier New'" style:font-family-generic-complex="system" style:font-pitch-complex="variable"/>
    </style:style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text:style-name="ListLabel_20_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" style:num-suffix="" text:bullet-char="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text:style-name="ListLabel_20_1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" style:num-suffix="" text:bullet-char="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text:style-name="ListLabel_20_2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" style:num-suffix="" text:bullet-char="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text:style-name="ListLabel_20_2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text:style-name="ListLabel_20_3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text:style-name="ListLabel_20_5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6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6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6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" style:num-suffix="" text:bullet-char="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text:style-name="ListLabel_20_6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6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6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6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7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7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" style:num-suffix="" text:bullet-char="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text:style-name="ListLabel_20_7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7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7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7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7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8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" style:num-suffix="" text:bullet-char="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text:style-name="ListLabel_20_8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8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8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8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8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8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" style:num-suffix="" text:bullet-char="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text:style-name="ListLabel_20_9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9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9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9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9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9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9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text:style-name="ListLabel_20_10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0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0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0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0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0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0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0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text:style-name="ListLabel_20_11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1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1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1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1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1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1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1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text:style-name="ListLabel_20_11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2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2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2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2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2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2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text:style-name="ListLabel_20_12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3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3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3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3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3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text:style-name="ListLabel_20_13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3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4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4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4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4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text:style-name="ListLabel_20_14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4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4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5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5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5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text:style-name="ListLabel_20_15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5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5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5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6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6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text:style-name="ListLabel_20_16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6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6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6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6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7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text:style-name="ListLabel_20_17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7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7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7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7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7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text:style-name="ListLabel_20_18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8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8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8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8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8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8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text:style-name="ListLabel_20_19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9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9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9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9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9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9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9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text:style-name="ListLabel_20_20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0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0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0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0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0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0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0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text:style-name="ListLabel_20_20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1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1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1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1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1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1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text:style-name="ListLabel_20_21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2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2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2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2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2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" style:num-suffix="" text:bullet-char="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text:style-name="ListLabel_20_23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3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3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4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4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4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" style:num-suffix="" text:bullet-char="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text:style-name="ListLabel_20_24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4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4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4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5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5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" style:num-suffix="" text:bullet-char="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text:style-name="ListLabel_20_25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5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5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5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5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6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" style:num-suffix="" text:bullet-char="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ListLabel_20_263" loext:num-list-format="" style:num-suffix="" text:bullet-char="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3" text:style-name="ListLabel_20_26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6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6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6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6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35c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05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75c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45c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15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85c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55c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" style:num-suffix="" text:bullet-char="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text:style-name="ListLabel_20_28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8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8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8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8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8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8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8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" style:num-suffix="" text:bullet-char="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text:style-name="ListLabel_20_29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9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9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9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9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9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9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9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style:font-name="Wingdings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style:font-name="Wingdings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fo:text-indent="-0.72cm" fo:margin-left="2.72cm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501cm" fo:margin-bottom="1.251cm" fo:margin-left="2.501cm" fo:margin-right="0.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2.501cm" fo:margin-left="2.501cm" fo:margin-right="0.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0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</meta:initial-creator>
    <meta:editing-cycles>5</meta:editing-cycles>
    <meta:print-date>2023-12-12T16:05:00</meta:print-date>
    <meta:creation-date>2024-05-19T14:08:00</meta:creation-date>
    <dc:date>2024-05-20T09:28:56.651464714</dc:date>
    <meta:editing-duration>PT1H15M19S</meta:editing-duration>
    <meta:generator>LibreOffice/7.6.5.2$Linux_X86_64 LibreOffice_project/60$Build-2</meta:generator>
    <meta:document-statistic meta:table-count="4" meta:image-count="0" meta:object-count="6" meta:page-count="20" meta:paragraph-count="379" meta:word-count="1872" meta:character-count="16178" meta:non-whitespace-character-count="14618"/>
    <meta:user-defined meta:name="AppVersion">12.0000</meta:user-defined>
    <meta:template xlink:type="simple" xlink:actuate="onRequest" xlink:title="Normal.dotm" xlink:href=""/>
  </office:meta>
</office:document-meta>
</file>